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276cm" table:align="left"/>
    </style:style>
    <style:style style:name="Table1.A" style:family="table-column">
      <style:table-column-properties style:column-width="0.409cm"/>
    </style:style>
    <style:style style:name="Table1.B" style:family="table-column">
      <style:table-column-properties style:column-width="4.621cm"/>
    </style:style>
    <style:style style:name="Table1.C" style:family="table-column">
      <style:table-column-properties style:column-width="0.245cm"/>
    </style:style>
    <style:style style:name="Table1.A1" style:family="table-cell">
      <style:table-cell-properties style:vertical-align="middle" fo:padding="0.049cm" fo:border="none"/>
    </style:style>
    <style:style style:name="Table1.B1" style:family="table-cell">
      <style:table-cell-properties style:vertical-align="middle" fo:background-color="#efefff" fo:padding="0.049cm" fo:border="0.05pt solid #c0c0d0">
        <style:background-image/>
      </style:table-cell-properties>
    </style:style>
    <style:style style:name="Table2" style:family="table">
      <style:table-properties style:width="2.916cm" table:align="left"/>
    </style:style>
    <style:style style:name="Table2.A" style:family="table-column">
      <style:table-column-properties style:column-width="0.367cm"/>
    </style:style>
    <style:style style:name="Table2.B" style:family="table-column">
      <style:table-column-properties style:column-width="2.549cm"/>
    </style:style>
    <style:style style:name="Table2.A1" style:family="table-cell">
      <style:table-cell-properties style:vertical-align="middle" fo:padding="0.049cm" fo:border="none"/>
    </style:style>
    <style:style style:name="Table2.B1" style:family="table-cell">
      <style:table-cell-properties style:vertical-align="middle" fo:background-color="#efefff" fo:padding="0.049cm" fo:border="0.05pt solid #c0c0d0">
        <style:background-image/>
      </style:table-cell-properties>
    </style:style>
    <style:style style:name="P1" style:family="paragraph" style:parent-style-name="Standard">
      <style:text-properties officeooo:rsid="00055b13" officeooo:paragraph-rsid="00055b13"/>
    </style:style>
    <style:style style:name="P2" style:family="paragraph" style:parent-style-name="Standard">
      <style:text-properties officeooo:rsid="00055b13" officeooo:paragraph-rsid="0009367b"/>
    </style:style>
    <style:style style:name="P3" style:family="paragraph" style:parent-style-name="Standard">
      <style:text-properties officeooo:rsid="000b7a2e" officeooo:paragraph-rsid="000b7a2e"/>
    </style:style>
    <style:style style:name="P4" style:family="paragraph" style:parent-style-name="Standard">
      <style:text-properties officeooo:rsid="000db84a" officeooo:paragraph-rsid="000db84a"/>
    </style:style>
    <style:style style:name="P5" style:family="paragraph" style:parent-style-name="Standard">
      <style:text-properties officeooo:rsid="0016923d" officeooo:paragraph-rsid="000db84a"/>
    </style:style>
    <style:style style:name="P6" style:family="paragraph" style:parent-style-name="Standard">
      <style:text-properties style:text-underline-style="solid" style:text-underline-width="auto" style:text-underline-color="font-color" officeooo:rsid="0016923d" officeooo:paragraph-rsid="0016923d" fo:background-color="#fff200"/>
    </style:style>
    <style:style style:name="P7" style:family="paragraph" style:parent-style-name="Standard">
      <style:text-properties style:text-underline-style="solid" style:text-underline-width="auto" style:text-underline-color="font-color" officeooo:rsid="00179778" officeooo:paragraph-rsid="00179778" fo:background-color="#fff200"/>
    </style:style>
    <style:style style:name="P8" style:family="paragraph" style:parent-style-name="Standard">
      <style:text-properties fo:color="#ce181e" officeooo:rsid="000d116d" officeooo:paragraph-rsid="00055b13"/>
    </style:style>
    <style:style style:name="P9" style:family="paragraph" style:parent-style-name="Standard">
      <style:text-properties fo:color="#ce181e" officeooo:rsid="000d116d" officeooo:paragraph-rsid="0016923d"/>
    </style:style>
    <style:style style:name="P10" style:family="paragraph" style:parent-style-name="Standard">
      <style:text-properties fo:color="#ce181e" officeooo:rsid="000db84a" officeooo:paragraph-rsid="000db84a"/>
    </style:style>
    <style:style style:name="P11" style:family="paragraph" style:parent-style-name="Standard">
      <style:text-properties fo:color="#ce181e" officeooo:rsid="00179778" officeooo:paragraph-rsid="00179778"/>
    </style:style>
    <style:style style:name="P12" style:family="paragraph" style:parent-style-name="Standard">
      <style:text-properties fo:color="#ce181e" officeooo:rsid="000e944f" officeooo:paragraph-rsid="000e944f"/>
    </style:style>
    <style:style style:name="P13" style:family="paragraph" style:parent-style-name="Standard">
      <style:text-properties fo:color="#1c1c1c" officeooo:rsid="00226b05" officeooo:paragraph-rsid="00226b05"/>
    </style:style>
    <style:style style:name="P14" style:family="paragraph" style:parent-style-name="Standard">
      <style:text-properties fo:color="#1c1c1c" officeooo:rsid="002362d2" officeooo:paragraph-rsid="002362d2"/>
    </style:style>
    <style:style style:name="P15" style:family="paragraph" style:parent-style-name="Standard">
      <style:text-properties fo:color="#1c1c1c" officeooo:rsid="00281b50" officeooo:paragraph-rsid="00281b50"/>
    </style:style>
    <style:style style:name="P16" style:family="paragraph" style:parent-style-name="Standard">
      <style:text-properties fo:color="#1c1c1c" officeooo:rsid="00281b50" officeooo:paragraph-rsid="002e9c43"/>
    </style:style>
    <style:style style:name="P17" style:family="paragraph" style:parent-style-name="Standard">
      <style:text-properties fo:color="#1c1c1c" officeooo:rsid="0029bf7b" officeooo:paragraph-rsid="0029bf7b"/>
    </style:style>
    <style:style style:name="P18" style:family="paragraph" style:parent-style-name="Standard">
      <style:text-properties fo:color="#1c1c1c" officeooo:rsid="00226b05" officeooo:paragraph-rsid="00226b05" fo:background-color="#fff200"/>
    </style:style>
    <style:style style:name="P19" style:family="paragraph" style:parent-style-name="Standard">
      <style:text-properties fo:color="#1c1c1c" officeooo:rsid="0043cb1d" officeooo:paragraph-rsid="0046fb8c" fo:background-color="#fff200"/>
    </style:style>
    <style:style style:name="P20" style:family="paragraph" style:parent-style-name="Standard">
      <style:text-properties fo:color="#1c1c1c" style:text-underline-style="solid" style:text-underline-width="auto" style:text-underline-color="font-color" officeooo:rsid="0029bf7b" officeooo:paragraph-rsid="0029bf7b" fo:background-color="#fff200"/>
    </style:style>
    <style:style style:name="P21" style:family="paragraph" style:parent-style-name="Standard">
      <style:text-properties fo:color="#1c1c1c" style:text-underline-style="solid" style:text-underline-width="auto" style:text-underline-color="font-color" officeooo:rsid="00281b50" officeooo:paragraph-rsid="00281b50"/>
    </style:style>
    <style:style style:name="P22" style:family="paragraph" style:parent-style-name="Standard">
      <style:text-properties fo:color="#1c1c1c" officeooo:rsid="002e9c43" officeooo:paragraph-rsid="002e9c43"/>
    </style:style>
    <style:style style:name="P23" style:family="paragraph" style:parent-style-name="Standard">
      <style:text-properties fo:color="#1c1c1c" officeooo:rsid="0031f26c" officeooo:paragraph-rsid="0034da08"/>
    </style:style>
    <style:style style:name="P24" style:family="paragraph" style:parent-style-name="Standard">
      <style:text-properties fo:color="#1c1c1c" officeooo:rsid="0031f26c" officeooo:paragraph-rsid="0036103c"/>
    </style:style>
    <style:style style:name="P25" style:family="paragraph" style:parent-style-name="Standard">
      <style:text-properties fo:color="#1c1c1c" officeooo:rsid="0031f26c" officeooo:paragraph-rsid="003bed04"/>
    </style:style>
    <style:style style:name="P26" style:family="paragraph" style:parent-style-name="Standard">
      <style:text-properties fo:color="#1c1c1c" officeooo:rsid="0031f26c" officeooo:paragraph-rsid="003e09a7"/>
    </style:style>
    <style:style style:name="P27" style:family="paragraph" style:parent-style-name="Standard">
      <style:text-properties fo:color="#1c1c1c" officeooo:rsid="003f7589" officeooo:paragraph-rsid="003f7589"/>
    </style:style>
    <style:style style:name="P28" style:family="paragraph" style:parent-style-name="Standard">
      <style:text-properties fo:color="#1c1c1c" officeooo:rsid="0043cb1d" officeooo:paragraph-rsid="0043cb1d"/>
    </style:style>
    <style:style style:name="P29" style:family="paragraph" style:parent-style-name="Standard">
      <style:text-properties fo:color="#1c1c1c" officeooo:rsid="0043cb1d" officeooo:paragraph-rsid="0046fb8c"/>
    </style:style>
    <style:style style:name="P30" style:family="paragraph" style:parent-style-name="Standard">
      <style:text-properties fo:color="#1c1c1c" officeooo:rsid="0034da08" officeooo:paragraph-rsid="0036103c"/>
    </style:style>
    <style:style style:name="P31" style:family="paragraph" style:parent-style-name="Standard">
      <style:text-properties fo:color="#1c1c1c" officeooo:rsid="0036103c" officeooo:paragraph-rsid="0036103c"/>
    </style:style>
    <style:style style:name="P32" style:family="paragraph" style:parent-style-name="Standard">
      <style:text-properties fo:color="#1c1c1c" officeooo:rsid="004c5567" officeooo:paragraph-rsid="004c5567"/>
    </style:style>
    <style:style style:name="P33" style:family="paragraph" style:parent-style-name="Standard">
      <style:text-properties fo:color="#1c1c1c" officeooo:rsid="004d6917" officeooo:paragraph-rsid="004d6917"/>
    </style:style>
    <style:style style:name="P34" style:family="paragraph" style:parent-style-name="Standard">
      <style:text-properties fo:color="#1c1c1c" officeooo:rsid="004efb51" officeooo:paragraph-rsid="004efb51"/>
    </style:style>
    <style:style style:name="P35" style:family="paragraph" style:parent-style-name="Table_20_Contents">
      <style:text-properties fo:font-size="2pt" style:font-size-asian="2pt" style:font-size-complex="2pt"/>
    </style:style>
    <style:style style:name="P36" style:family="paragraph" style:parent-style-name="Preformatted_20_Text">
      <style:paragraph-properties fo:margin-left="0cm" fo:margin-right="0cm" fo:margin-top="0cm" fo:margin-bottom="0cm" loext:contextual-spacing="false" fo:text-indent="0cm" style:auto-text-indent="false"/>
    </style:style>
    <style:style style:name="P37" style:family="paragraph" style:parent-style-name="Preformatted_20_Text">
      <style:paragraph-properties fo:margin-left="0cm" fo:margin-right="0cm" fo:margin-top="0cm" fo:margin-bottom="0cm" loext:contextual-spacing="false" fo:text-align="end" style:justify-single-word="false" fo:text-indent="0cm" style:auto-text-indent="false"/>
    </style:style>
    <style:style style:name="P38" style:family="paragraph" style:parent-style-name="Preformatted_20_Text">
      <style:paragraph-properties fo:margin-left="0cm" fo:margin-right="0cm" fo:margin-top="0cm" fo:margin-bottom="0cm" loext:contextual-spacing="false" fo:text-align="end" style:justify-single-word="false" fo:orphans="2" fo:widows="2" fo:text-indent="0cm" style:auto-text-indent="false"/>
    </style:style>
    <style:style style:name="P39" style:family="paragraph" style:parent-style-name="Preformatted_20_Text">
      <style:paragraph-properties fo:margin-left="0cm" fo:margin-right="0cm" fo:margin-top="0cm" fo:margin-bottom="0cm" loext:contextual-spacing="false" fo:orphans="2" fo:widows="2" fo:text-indent="0cm" style:auto-text-indent="false"/>
    </style:style>
    <style:style style:name="P40" style:family="paragraph" style:parent-style-name="Preformatted_20_Text">
      <style:paragraph-properties fo:margin-top="0cm" fo:margin-bottom="0cm" loext:contextual-spacing="false"/>
    </style:style>
    <style:style style:name="P41" style:family="paragraph" style:parent-style-name="Preformatted_20_Text">
      <style:paragraph-properties fo:margin-top="0cm" fo:margin-bottom="0cm" loext:contextual-spacing="false" fo:text-align="end" style:justify-single-word="false"/>
    </style:style>
    <style:style style:name="P42" style:family="paragraph" style:parent-style-name="Preformatted_20_Text">
      <style:paragraph-properties fo:margin-top="0cm" fo:margin-bottom="0cm" loext:contextual-spacing="false" fo:orphans="2" fo:widows="2"/>
    </style:style>
    <style:style style:name="P43" style:family="paragraph" style:parent-style-name="Standard">
      <style:text-properties fo:color="#1c1c1c" officeooo:rsid="004efb51" officeooo:paragraph-rsid="004efb51"/>
    </style:style>
    <style:style style:name="P44" style:family="paragraph" style:parent-style-name="Standard">
      <style:text-properties fo:color="#1c1c1c" officeooo:rsid="005b29cb" officeooo:paragraph-rsid="005b29cb"/>
    </style:style>
    <style:style style:name="P45" style:family="paragraph" style:parent-style-name="Standard">
      <style:text-properties fo:color="#1c1c1c" officeooo:rsid="005db52d" officeooo:paragraph-rsid="005db52d"/>
    </style:style>
    <style:style style:name="P46" style:family="paragraph" style:parent-style-name="Standard">
      <style:text-properties fo:color="#1c1c1c" officeooo:rsid="00600a06" officeooo:paragraph-rsid="0062f2ac"/>
    </style:style>
    <style:style style:name="P47" style:family="paragraph" style:parent-style-name="Standard">
      <style:text-properties fo:color="#1c1c1c" officeooo:rsid="005db52d" officeooo:paragraph-rsid="005db52d" fo:background-color="#fff200"/>
    </style:style>
    <style:style style:name="P48" style:family="paragraph" style:parent-style-name="Standard">
      <style:text-properties fo:color="#1c1c1c" officeooo:rsid="00bdd708" officeooo:paragraph-rsid="00bdd708" fo:background-color="#fff200"/>
    </style:style>
    <style:style style:name="P49" style:family="paragraph" style:parent-style-name="Standard">
      <style:text-properties fo:color="#1c1c1c" officeooo:rsid="00c78831" officeooo:paragraph-rsid="00c78831" fo:background-color="#fff200"/>
    </style:style>
    <style:style style:name="P50" style:family="paragraph" style:parent-style-name="Standard">
      <style:text-properties fo:color="#1c1c1c" officeooo:rsid="00cef5d4" officeooo:paragraph-rsid="00cef5d4" fo:background-color="#fff200"/>
    </style:style>
    <style:style style:name="P51" style:family="paragraph" style:parent-style-name="Standard">
      <style:text-properties fo:color="#1c1c1c" officeooo:rsid="0064d539" officeooo:paragraph-rsid="0064d539"/>
    </style:style>
    <style:style style:name="P52" style:family="paragraph" style:parent-style-name="Standard">
      <style:text-properties fo:color="#1c1c1c" fo:font-weight="bold" officeooo:rsid="00adb0e5" officeooo:paragraph-rsid="00adb0e5" fo:background-color="#fff200" style:font-weight-asian="bold" style:font-weight-complex="bold"/>
    </style:style>
    <style:style style:name="P53" style:family="paragraph" style:parent-style-name="Standard">
      <style:text-properties fo:color="#1c1c1c" fo:font-weight="bold" officeooo:rsid="00bad060" officeooo:paragraph-rsid="00bad060" style:font-weight-asian="bold" style:font-weight-complex="bold"/>
    </style:style>
    <style:style style:name="P54" style:family="paragraph" style:parent-style-name="Standard">
      <style:text-properties fo:color="#1c1c1c" fo:font-size="15pt" fo:font-weight="bold" officeooo:rsid="0064d539" officeooo:paragraph-rsid="0064d539" fo:background-color="#fff200" style:font-size-asian="15pt" style:font-weight-asian="bold" style:font-size-complex="15pt" style:font-weight-complex="bold"/>
    </style:style>
    <style:style style:name="P55" style:family="paragraph" style:parent-style-name="Standard">
      <style:text-properties fo:color="#1c1c1c" fo:font-size="15pt" fo:font-weight="bold" officeooo:rsid="0071e118" officeooo:paragraph-rsid="0071e118" fo:background-color="#fff200" style:font-size-asian="15pt" style:font-weight-asian="bold" style:font-size-complex="15pt" style:font-weight-complex="bold"/>
    </style:style>
    <style:style style:name="P56" style:family="paragraph" style:parent-style-name="Standard">
      <style:text-properties fo:color="#1c1c1c" officeooo:rsid="0071e118" officeooo:paragraph-rsid="0071e118"/>
    </style:style>
    <style:style style:name="P57" style:family="paragraph" style:parent-style-name="Standard">
      <style:text-properties fo:color="#1c1c1c" officeooo:rsid="0071e118" officeooo:paragraph-rsid="00736c02"/>
    </style:style>
    <style:style style:name="P58" style:family="paragraph" style:parent-style-name="Standard">
      <style:text-properties fo:color="#1c1c1c" fo:font-size="16pt" fo:font-weight="bold" officeooo:rsid="0071e118" officeooo:paragraph-rsid="0071e118" fo:background-color="#fff200" style:font-size-asian="16pt" style:font-weight-asian="bold" style:font-size-complex="16pt" style:font-weight-complex="bold"/>
    </style:style>
    <style:style style:name="P59" style:family="paragraph" style:parent-style-name="Standard">
      <style:text-properties fo:color="#1c1c1c" fo:font-size="16pt" fo:font-weight="bold" officeooo:rsid="007987b7" officeooo:paragraph-rsid="007987b7" fo:background-color="#fff200" style:font-size-asian="16pt" style:font-weight-asian="bold" style:font-size-complex="16pt" style:font-weight-complex="bold"/>
    </style:style>
    <style:style style:name="P60" style:family="paragraph" style:parent-style-name="Standard">
      <style:text-properties fo:color="#1c1c1c" fo:font-size="16pt" fo:font-weight="bold" officeooo:rsid="009a0114" officeooo:paragraph-rsid="009a0114" fo:background-color="#fff200" style:font-size-asian="16pt" style:font-weight-asian="bold" style:font-size-complex="16pt" style:font-weight-complex="bold"/>
    </style:style>
    <style:style style:name="P61" style:family="paragraph" style:parent-style-name="Standard">
      <style:text-properties fo:color="#1c1c1c" fo:font-size="16pt" fo:font-weight="bold" officeooo:rsid="00a7feec" officeooo:paragraph-rsid="00a7feec" fo:background-color="#fff200" style:font-size-asian="16pt" style:font-weight-asian="bold" style:font-size-complex="16pt" style:font-weight-complex="bold"/>
    </style:style>
    <style:style style:name="P62" style:family="paragraph" style:parent-style-name="Standard">
      <style:text-properties fo:color="#1c1c1c" fo:font-size="16pt" fo:font-weight="bold" officeooo:rsid="00c29f82" officeooo:paragraph-rsid="00c29f82" fo:background-color="#fff200" style:font-size-asian="16pt" style:font-weight-asian="bold" style:font-size-complex="16pt" style:font-weight-complex="bold"/>
    </style:style>
    <style:style style:name="P63" style:family="paragraph" style:parent-style-name="Standard">
      <style:text-properties fo:color="#1c1c1c" fo:font-size="16pt" fo:font-weight="bold" officeooo:rsid="00c5fc06" officeooo:paragraph-rsid="00c5fc06" fo:background-color="#fff200" style:font-size-asian="16pt" style:font-weight-asian="bold" style:font-size-complex="16pt" style:font-weight-complex="bold"/>
    </style:style>
    <style:style style:name="P64" style:family="paragraph" style:parent-style-name="Standard">
      <style:text-properties fo:color="#1c1c1c" fo:font-size="16pt" fo:font-weight="bold" officeooo:rsid="00c40302" officeooo:paragraph-rsid="00c40302" fo:background-color="#fff200" style:font-size-asian="16pt" style:font-weight-asian="bold" style:font-size-complex="16pt" style:font-weight-complex="bold"/>
    </style:style>
    <style:style style:name="P65" style:family="paragraph" style:parent-style-name="Standard">
      <style:text-properties fo:color="#1c1c1c" fo:font-size="16pt" fo:font-weight="bold" officeooo:rsid="00d47a7a" officeooo:paragraph-rsid="00d47a7a" fo:background-color="#fff200" style:font-size-asian="16pt" style:font-weight-asian="bold" style:font-size-complex="16pt" style:font-weight-complex="bold"/>
    </style:style>
    <style:style style:name="P66" style:family="paragraph" style:parent-style-name="Standard">
      <style:text-properties fo:color="#1c1c1c" fo:font-size="16pt" fo:font-weight="bold" officeooo:rsid="00cef5d4" officeooo:paragraph-rsid="00cef5d4" fo:background-color="#fff200" style:font-size-asian="16pt" style:font-weight-asian="bold" style:font-size-complex="16pt" style:font-weight-complex="bold"/>
    </style:style>
    <style:style style:name="P67" style:family="paragraph" style:parent-style-name="Standard">
      <style:text-properties fo:color="#1c1c1c" fo:font-size="16pt" officeooo:rsid="00cef5d4" officeooo:paragraph-rsid="00cef5d4" fo:background-color="#fff200" style:font-size-asian="16pt" style:font-size-complex="16pt"/>
    </style:style>
    <style:style style:name="P68" style:family="paragraph" style:parent-style-name="Standard">
      <style:text-properties fo:color="#1c1c1c" officeooo:rsid="007987b7" officeooo:paragraph-rsid="007987b7"/>
    </style:style>
    <style:style style:name="P69" style:family="paragraph" style:parent-style-name="Standard">
      <style:text-properties fo:color="#1c1c1c" officeooo:rsid="007987b7" officeooo:paragraph-rsid="008a92cc"/>
    </style:style>
    <style:style style:name="P70" style:family="paragraph" style:parent-style-name="Standard">
      <style:text-properties fo:color="#1c1c1c" officeooo:rsid="007987b7" officeooo:paragraph-rsid="0090a5ea"/>
    </style:style>
    <style:style style:name="P71" style:family="paragraph" style:parent-style-name="Standard">
      <style:text-properties fo:color="#1c1c1c" officeooo:rsid="007987b7" officeooo:paragraph-rsid="00925ffe"/>
    </style:style>
    <style:style style:name="P72" style:family="paragraph" style:parent-style-name="Standard">
      <style:text-properties fo:color="#1c1c1c" fo:font-size="18pt" fo:font-weight="bold" officeooo:rsid="007987b7" officeooo:paragraph-rsid="007987b7" fo:background-color="#fff200" style:font-size-asian="18pt" style:font-weight-asian="bold" style:font-size-complex="18pt" style:font-weight-complex="bold"/>
    </style:style>
    <style:style style:name="P73" style:family="paragraph" style:parent-style-name="Standard">
      <style:text-properties fo:color="#1c1c1c" fo:font-size="18pt" fo:font-weight="bold" officeooo:rsid="007987b7" officeooo:paragraph-rsid="00925ffe" fo:background-color="#fff200" style:font-size-asian="18pt" style:font-weight-asian="bold" style:font-size-complex="18pt" style:font-weight-complex="bold"/>
    </style:style>
    <style:style style:name="P74" style:family="paragraph" style:parent-style-name="Standard">
      <style:text-properties fo:color="#1c1c1c" fo:font-size="18pt" fo:font-weight="bold" officeooo:rsid="00bb95c6" officeooo:paragraph-rsid="00bb95c6" fo:background-color="#fff200" style:font-size-asian="18pt" style:font-weight-asian="bold" style:font-size-complex="18pt" style:font-weight-complex="bold"/>
    </style:style>
    <style:style style:name="P75" style:family="paragraph" style:parent-style-name="Standard">
      <style:text-properties fo:color="#1c1c1c" fo:font-size="18pt" fo:font-weight="bold" officeooo:rsid="00ce1e96" officeooo:paragraph-rsid="00ce1e96" fo:background-color="#fff200" style:font-size-asian="18pt" style:font-weight-asian="bold" style:font-size-complex="18pt" style:font-weight-complex="bold"/>
    </style:style>
    <style:style style:name="P76" style:family="paragraph" style:parent-style-name="Standard">
      <style:text-properties fo:color="#1c1c1c" fo:font-size="18pt" fo:font-weight="bold" officeooo:rsid="00fc220a" officeooo:paragraph-rsid="00fc220a" fo:background-color="#fff200" style:font-size-asian="18pt" style:font-weight-asian="bold" style:font-size-complex="18pt" style:font-weight-complex="bold"/>
    </style:style>
    <style:style style:name="P77" style:family="paragraph" style:parent-style-name="Standard">
      <style:text-properties fo:color="#1c1c1c" officeooo:rsid="008599b4" officeooo:paragraph-rsid="008599b4"/>
    </style:style>
    <style:style style:name="P78" style:family="paragraph" style:parent-style-name="Standard">
      <style:text-properties fo:color="#1c1c1c" officeooo:rsid="009a0114" officeooo:paragraph-rsid="009a0114"/>
    </style:style>
    <style:style style:name="P79" style:family="paragraph" style:parent-style-name="Standard">
      <style:text-properties fo:color="#1c1c1c" officeooo:rsid="00a059ea" officeooo:paragraph-rsid="00a059ea"/>
    </style:style>
    <style:style style:name="P80" style:family="paragraph" style:parent-style-name="Standard">
      <style:text-properties fo:color="#1c1c1c" officeooo:rsid="00a7feec" officeooo:paragraph-rsid="00a7feec"/>
    </style:style>
    <style:style style:name="P81" style:family="paragraph" style:parent-style-name="Standard">
      <style:text-properties fo:color="#1c1c1c" officeooo:rsid="00ac566e" officeooo:paragraph-rsid="00ac566e"/>
    </style:style>
    <style:style style:name="P82" style:family="paragraph" style:parent-style-name="Standard">
      <style:text-properties fo:color="#1c1c1c" officeooo:rsid="00adb0e5" officeooo:paragraph-rsid="00adb0e5"/>
    </style:style>
    <style:style style:name="P83" style:family="paragraph" style:parent-style-name="Standard">
      <style:text-properties fo:color="#1c1c1c" officeooo:rsid="00bad060" officeooo:paragraph-rsid="00bad060"/>
    </style:style>
    <style:style style:name="P84" style:family="paragraph" style:parent-style-name="Standard">
      <style:text-properties fo:color="#1c1c1c" officeooo:rsid="00bb95c6" officeooo:paragraph-rsid="00bb95c6"/>
    </style:style>
    <style:style style:name="P85" style:family="paragraph" style:parent-style-name="Standard">
      <style:text-properties fo:color="#1c1c1c" style:font-name="Liberation Mono" officeooo:rsid="00bb95c6" officeooo:paragraph-rsid="00bb95c6"/>
    </style:style>
    <style:style style:name="P86" style:family="paragraph" style:parent-style-name="Standard">
      <style:text-properties fo:color="#1c1c1c" fo:font-style="normal" fo:font-weight="bold" officeooo:rsid="00bb95c6" officeooo:paragraph-rsid="00bb95c6" style:font-style-asian="normal" style:font-weight-asian="bold" style:font-style-complex="normal" style:font-weight-complex="bold"/>
    </style:style>
    <style:style style:name="P87" style:family="paragraph" style:parent-style-name="Standard">
      <style:text-properties fo:color="#1c1c1c" officeooo:rsid="00c29f82" officeooo:paragraph-rsid="00c29f82"/>
    </style:style>
    <style:style style:name="P88" style:family="paragraph" style:parent-style-name="Standard">
      <style:text-properties fo:color="#1c1c1c" officeooo:rsid="00c40302" officeooo:paragraph-rsid="00c40302"/>
    </style:style>
    <style:style style:name="P89" style:family="paragraph" style:parent-style-name="Standard">
      <style:text-properties fo:color="#1c1c1c" fo:font-size="14pt" fo:font-weight="bold" officeooo:rsid="00c40302" officeooo:paragraph-rsid="00c40302" style:font-size-asian="14pt" style:font-weight-asian="bold" style:font-size-complex="14pt" style:font-weight-complex="bold"/>
    </style:style>
    <style:style style:name="P90" style:family="paragraph" style:parent-style-name="Standard">
      <style:text-properties fo:color="#1c1c1c" officeooo:rsid="00c78831" officeooo:paragraph-rsid="00c78831"/>
    </style:style>
    <style:style style:name="P91" style:family="paragraph" style:parent-style-name="Standard">
      <style:text-properties fo:color="#1c1c1c" officeooo:rsid="00cb05be" officeooo:paragraph-rsid="00cb05be"/>
    </style:style>
    <style:style style:name="P92" style:family="paragraph" style:parent-style-name="Standard">
      <style:text-properties fo:color="#1c1c1c" officeooo:rsid="00ce1e96" officeooo:paragraph-rsid="00ce1e96"/>
    </style:style>
    <style:style style:name="P93" style:family="paragraph" style:parent-style-name="Standard">
      <style:text-properties fo:color="#1c1c1c" officeooo:rsid="00cef5d4" officeooo:paragraph-rsid="00cef5d4"/>
    </style:style>
    <style:style style:name="P94" style:family="paragraph" style:parent-style-name="Standard">
      <style:text-properties fo:color="#1c1c1c" officeooo:rsid="00cef5d4" officeooo:paragraph-rsid="00d20672"/>
    </style:style>
    <style:style style:name="P95" style:family="paragraph" style:parent-style-name="Standard">
      <style:text-properties fo:color="#1c1c1c" officeooo:rsid="00d0e09f" officeooo:paragraph-rsid="00d0e09f"/>
    </style:style>
    <style:style style:name="P96" style:family="paragraph" style:parent-style-name="Standard">
      <style:text-properties fo:color="#1c1c1c" officeooo:rsid="00d40eb3" officeooo:paragraph-rsid="00d40eb3"/>
    </style:style>
    <style:style style:name="P97" style:family="paragraph" style:parent-style-name="Standard">
      <style:text-properties fo:color="#1c1c1c" officeooo:rsid="00d40eb3" officeooo:paragraph-rsid="00d47a7a"/>
    </style:style>
    <style:style style:name="P98" style:family="paragraph" style:parent-style-name="Standard">
      <style:text-properties fo:color="#1c1c1c" officeooo:rsid="00d40eb3" officeooo:paragraph-rsid="00d86680"/>
    </style:style>
    <style:style style:name="P99" style:family="paragraph" style:parent-style-name="Standard">
      <style:text-properties fo:color="#1c1c1c" officeooo:rsid="00eb51b8" officeooo:paragraph-rsid="00eb51b8"/>
    </style:style>
    <style:style style:name="P100" style:family="paragraph" style:parent-style-name="Standard">
      <style:text-properties fo:color="#1c1c1c" officeooo:rsid="00eea02a" officeooo:paragraph-rsid="00eea02a"/>
    </style:style>
    <style:style style:name="P101" style:family="paragraph" style:parent-style-name="Standard">
      <style:text-properties fo:color="#1c1c1c" officeooo:rsid="00fc220a" officeooo:paragraph-rsid="00fc220a"/>
    </style:style>
    <style:style style:name="P102" style:family="paragraph" style:parent-style-name="Standard">
      <style:text-properties fo:color="#ce181e" fo:font-size="16pt" fo:font-weight="bold" officeooo:rsid="00a7feec" officeooo:paragraph-rsid="00a7feec" fo:background-color="#fff200" style:font-size-asian="16pt" style:font-weight-asian="bold" style:font-size-complex="16pt" style:font-weight-complex="bold"/>
    </style:style>
    <style:style style:name="P103" style:family="paragraph" style:parent-style-name="Standard">
      <style:text-properties fo:color="#ce181e" fo:font-style="italic" officeooo:rsid="00bb95c6" officeooo:paragraph-rsid="00bb95c6" style:font-style-asian="italic" style:font-style-complex="italic"/>
    </style:style>
    <style:style style:name="P104" style:family="paragraph" style:parent-style-name="Standard">
      <style:text-properties fo:color="#ce181e" officeooo:rsid="00adb0e5" officeooo:paragraph-rsid="00adb0e5"/>
    </style:style>
    <style:style style:name="P105" style:family="paragraph" style:parent-style-name="Standard">
      <style:text-properties fo:color="#ce181e" fo:font-size="18pt" fo:font-weight="bold" officeooo:rsid="00c78831" officeooo:paragraph-rsid="00c78831" fo:background-color="#fff200" style:font-size-asian="18pt" style:font-weight-asian="bold" style:font-size-complex="18pt" style:font-weight-complex="bold"/>
    </style:style>
    <style:style style:name="P106" style:family="paragraph" style:parent-style-name="Preformatted_20_Text">
      <style:paragraph-properties fo:orphans="2" fo:widows="2"/>
      <style:text-properties fo:font-variant="normal" fo:text-transform="none" fo:color="#000000" fo:letter-spacing="normal" fo:font-style="normal" fo:font-weight="normal"/>
    </style:style>
    <style:style style:name="P107" style:family="paragraph" style:parent-style-name="Preformatted_20_Text">
      <style:text-properties fo:font-variant="normal" fo:text-transform="none" fo:color="#000000" fo:letter-spacing="normal" fo:font-style="normal" fo:font-weight="normal" officeooo:rsid="008599b4" officeooo:paragraph-rsid="008599b4"/>
    </style:style>
    <style:style style:name="P108" style:family="paragraph" style:parent-style-name="Preformatted_20_Text">
      <style:text-properties fo:font-variant="normal" fo:text-transform="none" fo:color="#000000" fo:letter-spacing="normal" fo:font-style="normal" fo:font-weight="normal" officeooo:rsid="007987b7" officeooo:paragraph-rsid="007987b7"/>
    </style:style>
    <style:style style:name="P109" style:family="paragraph" style:parent-style-name="Preformatted_20_Text">
      <style:text-properties fo:font-variant="normal" fo:text-transform="none" fo:color="#000000" fo:letter-spacing="normal" fo:font-style="normal" fo:font-weight="normal" officeooo:rsid="00adb0e5" officeooo:paragraph-rsid="00adb0e5"/>
    </style:style>
    <style:style style:name="P110" style:family="paragraph" style:parent-style-name="Preformatted_20_Text">
      <style:paragraph-properties fo:orphans="2" fo:widows="2"/>
      <style:text-properties fo:font-variant="normal" fo:text-transform="none" fo:color="#000000" fo:letter-spacing="normal"/>
    </style:style>
    <style:style style:name="P111" style:family="paragraph" style:parent-style-name="Preformatted_20_Text">
      <style:paragraph-properties fo:orphans="2" fo:widows="2"/>
    </style:style>
    <style:style style:name="P1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T1" style:family="text">
      <style:text-properties fo:font-variant="normal" fo:text-transform="none" fo:color="#000000" style:font-name="verdana" fo:font-size="7.19999980926514pt" fo:letter-spacing="normal" fo:font-style="normal" fo:font-weight="normal"/>
    </style:style>
    <style:style style:name="T2" style:family="text">
      <style:text-properties fo:font-variant="normal" fo:text-transform="none" fo:color="#0000b0"/>
    </style:style>
    <style:style style:name="T3" style:family="text">
      <style:text-properties fo:font-variant="normal" fo:text-transform="none" fo:color="#a0a0a0" style:font-name="verdana" fo:font-size="7.19999980926514pt" fo:letter-spacing="normal" fo:font-style="normal" fo:font-weight="normal"/>
    </style:style>
    <style:style style:name="T4" style:family="text">
      <style:text-properties fo:color="#a0a0a0"/>
    </style:style>
    <style:style style:name="T5" style:family="text">
      <style:text-properties officeooo:rsid="0009367b"/>
    </style:style>
    <style:style style:name="T6" style:family="text">
      <style:text-properties officeooo:rsid="00094d66"/>
    </style:style>
    <style:style style:name="T7" style:family="text">
      <style:text-properties officeooo:rsid="000db84a"/>
    </style:style>
    <style:style style:name="T8" style:family="text">
      <style:text-properties officeooo:rsid="00112f34"/>
    </style:style>
    <style:style style:name="T9" style:family="text">
      <style:text-properties officeooo:rsid="0012f256"/>
    </style:style>
    <style:style style:name="T10" style:family="text">
      <style:text-properties officeooo:rsid="00189b22"/>
    </style:style>
    <style:style style:name="T11" style:family="text">
      <style:text-properties fo:color="#ce181e"/>
    </style:style>
    <style:style style:name="T12" style:family="text">
      <style:text-properties fo:color="#ce181e" officeooo:rsid="0014a8ca"/>
    </style:style>
    <style:style style:name="T13" style:family="text">
      <style:text-properties officeooo:rsid="002362d2"/>
    </style:style>
    <style:style style:name="T14" style:family="text">
      <style:text-properties officeooo:rsid="0024bf38"/>
    </style:style>
    <style:style style:name="T15" style:family="text">
      <style:text-properties officeooo:rsid="0025785c"/>
    </style:style>
    <style:style style:name="T16" style:family="text">
      <style:text-properties officeooo:rsid="002c25f5"/>
    </style:style>
    <style:style style:name="T17" style:family="text">
      <style:text-properties officeooo:rsid="002e9c43"/>
    </style:style>
    <style:style style:name="T18" style:family="text">
      <style:text-properties officeooo:rsid="003365e9"/>
    </style:style>
    <style:style style:name="T19" style:family="text">
      <style:text-properties officeooo:rsid="0034da08"/>
    </style:style>
    <style:style style:name="T20" style:family="text">
      <style:text-properties fo:background-color="#fff200" loext:char-shading-value="0"/>
    </style:style>
    <style:style style:name="T21" style:family="text">
      <style:text-properties officeooo:rsid="003bed04" fo:background-color="#fff200" loext:char-shading-value="0"/>
    </style:style>
    <style:style style:name="T22" style:family="text">
      <style:text-properties officeooo:rsid="003e09a7" fo:background-color="#fff200" loext:char-shading-value="0"/>
    </style:style>
    <style:style style:name="T23" style:family="text">
      <style:text-properties fo:background-color="#fff200" loext:char-shading-value="0"/>
    </style:style>
    <style:style style:name="T24" style:family="text">
      <style:text-properties officeooo:rsid="00378879"/>
    </style:style>
    <style:style style:name="T25" style:family="text">
      <style:text-properties officeooo:rsid="003bed04"/>
    </style:style>
    <style:style style:name="T26" style:family="text">
      <style:text-properties fo:font-size="16pt" fo:font-weight="bold" fo:background-color="#fff200" loext:char-shading-value="0" style:font-size-asian="16pt" style:font-weight-asian="bold" style:font-size-complex="16pt" style:font-weight-complex="bold"/>
    </style:style>
    <style:style style:name="T27" style:family="text">
      <style:text-properties officeooo:rsid="0046fb8c"/>
    </style:style>
    <style:style style:name="T28" style:family="text">
      <style:text-properties officeooo:rsid="0066bd15"/>
    </style:style>
    <style:style style:name="T29" style:family="text">
      <style:text-properties officeooo:rsid="0069e1bf"/>
    </style:style>
    <style:style style:name="T30" style:family="text">
      <style:text-properties officeooo:rsid="006bcde8"/>
    </style:style>
    <style:style style:name="T31" style:family="text">
      <style:text-properties officeooo:rsid="007ce97c"/>
    </style:style>
    <style:style style:name="T32" style:family="text">
      <style:text-properties officeooo:rsid="00854757"/>
    </style:style>
    <style:style style:name="T33" style:family="text">
      <style:text-properties fo:font-style="normal" fo:font-weight="normal"/>
    </style:style>
    <style:style style:name="T34" style:family="text">
      <style:text-properties fo:font-weight="bold" style:font-weight-asian="bold" style:font-weight-complex="bold"/>
    </style:style>
    <style:style style:name="T35" style:family="text">
      <style:text-properties officeooo:rsid="008810a9"/>
    </style:style>
    <style:style style:name="T36" style:family="text">
      <style:text-properties officeooo:rsid="00925ffe"/>
    </style:style>
    <style:style style:name="T37" style:family="text">
      <style:text-properties officeooo:rsid="009a0114"/>
    </style:style>
    <style:style style:name="T38" style:family="text">
      <style:text-properties officeooo:rsid="00a0d79c"/>
    </style:style>
    <style:style style:name="T39" style:family="text">
      <style:text-properties officeooo:rsid="00a40665"/>
    </style:style>
    <style:style style:name="T40" style:family="text">
      <style:text-properties officeooo:rsid="00a5e39e"/>
    </style:style>
    <style:style style:name="T41" style:family="text">
      <style:text-properties officeooo:rsid="00a9a667"/>
    </style:style>
    <style:style style:name="T42" style:family="text">
      <style:text-properties officeooo:rsid="00ab4b95"/>
    </style:style>
    <style:style style:name="T43" style:family="text">
      <style:text-properties officeooo:rsid="00ae1019"/>
    </style:style>
    <style:style style:name="T44" style:family="text">
      <style:text-properties officeooo:rsid="00b41af6"/>
    </style:style>
    <style:style style:name="T45" style:family="text">
      <style:text-properties officeooo:rsid="00c5fc06"/>
    </style:style>
    <style:style style:name="T46" style:family="text">
      <style:text-properties fo:color="#000000" fo:background-color="#add58a" loext:char-shading-value="0"/>
    </style:style>
    <style:style style:name="T47" style:family="text">
      <style:text-properties officeooo:rsid="00c98695"/>
    </style:style>
    <style:style style:name="T48" style:family="text">
      <style:text-properties officeooo:rsid="00c9dbec"/>
    </style:style>
    <style:style style:name="T49" style:family="text">
      <style:text-properties officeooo:rsid="00cef5d4"/>
    </style:style>
    <style:style style:name="T50" style:family="text">
      <style:text-properties officeooo:rsid="00d0e09f"/>
    </style:style>
    <style:style style:name="T51" style:family="text">
      <style:text-properties officeooo:rsid="00d63b99"/>
    </style:style>
    <style:style style:name="T52" style:family="text">
      <style:text-properties officeooo:rsid="00e3b945"/>
    </style:style>
    <style:style style:name="T53" style:family="text">
      <style:text-properties fo:color="#ed1c24"/>
    </style:style>
    <style:style style:name="T54" style:family="text">
      <style:text-properties fo:color="#ed1c24" officeooo:rsid="00e3b945"/>
    </style:style>
    <style:style style:name="T55" style:family="text">
      <style:text-properties officeooo:rsid="00e6c6cd"/>
    </style:style>
    <style:style style:name="T56" style:family="text">
      <style:text-properties officeooo:rsid="00e965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 - <text:span text:style-name="T6">statically typed language – variables have data types. </text:span></text:p>
      <text:p text:style-name="P1"/>
      <text:p text:style-name="P2">namespace – <text:span text:style-name="T5">Basically helps group code together and avoid naming conflicts. </text:span></text:p>
      <text:p text:style-name="P2"/>
      <text:p text:style-name="P2">Namespaces allow to group entities like classes, objects and functions under a name. This way the global scope can be divided in "sub-scopes", each one with its own name. </text:p>
      <text:p text:style-name="P1"/>
      <text:p text:style-name="P1">The format of namespaces is:<text:line-break/><text:line-break/><text:span text:style-name="Teletype">namespace identifier<text:line-break/>{<text:line-break/>entities<text:line-break/>}<text:line-break/></text:span><text:line-break/>Where <text:span text:style-name="Teletype">identifier</text:span> is any valid identifier and <text:span text:style-name="Teletype">entities</text:span> is the set of classes, objects and functions that are included within the namespace. For example:</text:p>
      <table:table table:name="Table1" table:style-name="Table1">
        <table:table-column table:style-name="Table1.A"/>
        <table:table-column table:style-name="Table1.B"/>
        <table:table-column table:style-name="Table1.C"/>
        <table:table-row>
          <table:table-cell table:style-name="Table1.A1" office:value-type="string">
            <text:p text:style-name="P37"><text:span text:style-name="Source_20_Text"><text:span text:style-name="T4">1</text:span></text:span></text:p>
            <text:p text:style-name="P41"><text:span text:style-name="Source_20_Text"><text:span text:style-name="T4">2</text:span></text:span></text:p>
            <text:p text:style-name="P41"><text:span text:style-name="Source_20_Text"><text:span text:style-name="T4">3</text:span></text:span></text:p>
            <text:p text:style-name="P41"><text:span text:style-name="Source_20_Text"><text:span text:style-name="T4">4</text:span></text:span></text:p>
          </table:table-cell>
          <table:table-cell table:style-name="Table1.B1" office:value-type="string">
            <text:p text:style-name="P36"><text:span text:style-name="Source_20_Text"><text:span text:style-name="Variable"><text:span text:style-name="T2">namespace</text:span></text:span></text:span><text:span text:style-name="Source_20_Text"> myNamespace</text:span></text:p>
            <text:p text:style-name="P40"><text:span text:style-name="Source_20_Text">{</text:span></text:p>
            <text:p text:style-name="P40"><text:span text:style-name="Source_20_Text"><text:s text:c="2"/></text:span><text:span text:style-name="Source_20_Text"><text:span text:style-name="Variable"><text:span text:style-name="T2">int</text:span></text:span></text:span><text:span text:style-name="Source_20_Text"> a, b;</text:span></text:p>
            <text:p text:style-name="P40"><text:span text:style-name="Source_20_Text">}</text:span></text:p>
          </table:table-cell>
          <table:table-cell table:style-name="Table1.A1" office:value-type="string">
            <text:p text:style-name="P35"/>
          </table:table-cell>
        </table:table-row>
      </table:table>
      <text:p text:style-name="Text_20_body"><text:line-break/><text:line-break/>In this case, the variables <text:span text:style-name="Teletype">a</text:span> and <text:span text:style-name="Teletype">b</text:span> are normal variables declared within a namespace called <text:span text:style-name="Teletype">myNamespace</text:span>. In order to access these variables from outside the <text:span text:style-name="Teletype">myNamespace</text:span> namespace we have to use the scope operator <text:span text:style-name="Teletype">::</text:span>. For example, to access the previous variables from outside <text:span text:style-name="Teletype">myNamespace</text:span> we can write:</text:p>
      <table:table table:name="Table2" table:style-name="Table2">
        <table:table-column table:style-name="Table2.A"/>
        <table:table-column table:style-name="Table2.B"/>
        <table:table-row>
          <table:table-cell table:style-name="Table2.A1" office:value-type="string">
            <text:p text:style-name="P38"><text:span text:style-name="Source_20_Text"><text:span text:style-name="T3">1</text:span></text:span></text:p>
            <text:p text:style-name="P38"><text:span text:style-name="Source_20_Text"><text:span text:style-name="T3">2</text:span></text:span></text:p>
          </table:table-cell>
          <table:table-cell table:style-name="Table2.B1" office:value-type="string">
            <text:p text:style-name="P39"><text:span text:style-name="Source_20_Text"><text:span text:style-name="T1">myNamespace::a</text:span></text:span></text:p>
            <text:p text:style-name="P42"><text:span text:style-name="Source_20_Text"><text:span text:style-name="T1">myNamespace::b </text:span></text:span></text:p>
          </table:table-cell>
        </table:table-row>
      </table:table>
      <text:p text:style-name="P1"/>
      <text:p text:style-name="P1"/>
      <text:p text:style-name="P3">Pointers (*) and reference (&amp;) – <text:s/><text:span text:style-name="T12">Pointer is strongly typed. The compiler associates this pointer with the INT type. We call this an integer pointer if we write int *p. </text:span></text:p>
      <text:p text:style-name="P8"/>
      <text:p text:style-name="P10">A pointer is a variable of type pointer, it can be assigned to point at something else. <text:span text:style-name="T9">Dereference a pointer using *p. <text:tab/>*p returns the value pointed to by the memory address by the pointer p, not the memory address itself.</text:span></text:p>
      <text:p text:style-name="P5"/>
      <text:p text:style-name="P4"/>
      <text:p text:style-name="P6">Reference</text:p>
      <text:p text:style-name="P7"/>
      <text:p text:style-name="P11">Reference or &amp; commonly called the “address of” operator. <text:span text:style-name="T10">Returns the memory address if put before an integer variable, like if we have int x, &amp;x will return the memory address of where x is held in memory.</text:span></text:p>
      <text:p text:style-name="P11"/>
      <text:p text:style-name="P12">While a reference, strictly speaking, is not a variable. <text:span text:style-name="T8">It cannot be redefined or refer to a different value once it’s been declared. It will always refer to the same variable. This memory address value contains binary and hex values. This memory address is suitable to be assigned to a pointer variable.</text:span></text:p>
      <text:p text:style-name="P12"/>
      <text:p text:style-name="P12"><text:soft-page-break/></text:p>
      <text:p text:style-name="P9">We do not use an asterix to dereference a reference. <text:span text:style-name="T7">There’s also no syntax for changing a reference. Once the reference is defined, it cannot be changed. Also dont use &amp; to dereference a reference.</text:span></text:p>
      <text:p text:style-name="P9"/>
      <text:p text:style-name="P9"><text:s/>The syntax of getting the value referred to by a reference does not involve the value of or de-reference operator. You cannot refer to the reference itself. That is you cannot take a reference of a reference. You cannot have a pointer to a reference and you cannot have an array of references. The reference cannot be null, cannot be un-initialized, and cannot be changed to refer to another variable.</text:p>
      <text:p text:style-name="P9"/>
      <text:p text:style-name="P27">Int i = 5;</text:p>
      <text:p text:style-name="P27"><text:s/>int &amp;ir = i; <text:s/>//setting reference of i to reference variable ir</text:p>
      <text:p text:style-name="P27">ir = <text:s/>10; </text:p>
      <text:p text:style-name="P27">cout &lt;&lt; i; <text:s/>//prints i = 10 because 10 is assigned to the reference which is referring to i. </text:p>
      <text:p text:style-name="P27"/>
      <text:p text:style-name="P27"/>
      <text:p text:style-name="P9"/>
      <text:p text:style-name="P18">Primitive array</text:p>
      <text:p text:style-name="P13"/>
      <text:p text:style-name="P13">int arr[5]; </text:p>
      <text:p text:style-name="P13"/>
      <text:p text:style-name="P14">arr[0] = 1;</text:p>
      <text:p text:style-name="P13">*<text:span text:style-name="T13">arr</text:span> = 1 ; <text:s text:c="2"/>//you can also access array elements as if the array were a pointer. </text:p>
      <text:p text:style-name="P13"/>
      <text:p text:style-name="P13"><text:span text:style-name="T15">int </text:span>*<text:span text:style-name="T14">ip = arr; //You don’t need the address of operator to get an array’s address. This is because an array may be accessed as if it were a pointer. </text:span></text:p>
      <text:p text:style-name="P13"/>
      <text:p text:style-name="P13">*ip = 2; //assigns the value 2 to the first element of the array.</text:p>
      <text:p text:style-name="P13">++ip; <text:s text:c="3"/>//incrementing the pointer points it to the second element of the array</text:p>
      <text:p text:style-name="P13">*ip = 3; //now the second element is assigned the value 3</text:p>
      <text:p text:style-name="P13">*(++ip) = 5; //incrementing a pointer and assigning that next index a value at the same time</text:p>
      <text:p text:style-name="P13"/>
      <text:p text:style-name="P21">Primitive strigns </text:p>
      <text:p text:style-name="P15"/>
      <text:p text:style-name="P15"><text:s/>char s[] = "String";</text:p>
      <text:p text:style-name="P15"/>
      <text:p text:style-name="P15"><text:s text:c="4"/>for (char *cp = s; *cp; ++cp) //<text:span text:style-name="T16">condition: dereference the pointer until the pointer increments (++cp) to a memory that points to zero.</text:span></text:p>
      <text:p text:style-name="P15"><text:s text:c="4"/>{</text:p>
      <text:p text:style-name="P15"><text:s text:c="8"/>printf("char is %c\n", *cp);</text:p>
      <text:p text:style-name="P15"><text:s text:c="4"/>}</text:p>
      <text:p text:style-name="P15"/>
      <text:p text:style-name="P20">prints this:</text:p>
      <text:p text:style-name="P17"/>
      <text:p text:style-name="P17">char is S</text:p>
      <text:p text:style-name="P17">char is t</text:p>
      <text:p text:style-name="P17">char is r</text:p>
      <text:p text:style-name="P17">char is i</text:p>
      <text:p text:style-name="P17">char is n</text:p>
      <text:p text:style-name="P17">char is g</text:p>
      <text:p text:style-name="P17"><text:soft-page-break/></text:p>
      <text:p text:style-name="P17"><text:s text:c="4"/>while (i &lt; 5)</text:p>
      <text:p text:style-name="P17"><text:s text:c="4"/>{</text:p>
      <text:p text:style-name="P17"><text:s text:c="8"/>if (i == 2)</text:p>
      <text:p text:style-name="P17"><text:s text:c="8"/>{</text:p>
      <text:p text:style-name="P17"><text:s text:c="12"/>++i;</text:p>
      <text:p text:style-name="P17"><text:s text:c="12"/>continue; //breaks out of loop and returns control to top, at while loop. Skips value at i==2; Doesnt run whats after the if statement;</text:p>
      <text:p text:style-name="P17"><text:s text:c="8"/>}</text:p>
      <text:p text:style-name="P17"><text:s text:c="8"/>printf("arr2[%d] is %d\n", i, arr2[i]);</text:p>
      <text:p text:style-name="P17"><text:s text:c="8"/>++i;</text:p>
      <text:p text:style-name="P17"><text:s text:c="4"/>}</text:p>
      <text:p text:style-name="P17"/>
      <text:p text:style-name="P17"/>
      <text:p text:style-name="P16">for (char <text:span text:style-name="T17">c</text:span> : “<text:span text:style-name="T17">words” </text:span>) </text:p>
      <text:p text:style-name="P16"><text:s text:c="4"/>{</text:p>
      <text:p text:style-name="P16"><text:tab/><text:span text:style-name="T17">if (c == “r”){</text:span></text:p>
      <text:p text:style-name="P16"><text:s/><text:span text:style-name="T17">++i;</text:span></text:p>
      <text:p text:style-name="P22">continue;</text:p>
      <text:p text:style-name="P22">}</text:p>
      <text:p text:style-name="P16"><text:s text:c="8"/>printf("char is %c\n", *cp);</text:p>
      <text:p text:style-name="P16"><text:s text:c="4"/>}</text:p>
      <text:p text:style-name="P16"/>
      <text:p text:style-name="P16"/>
      <text:p text:style-name="P23"><text:span text:style-name="T20">Cstring</text:span> <text:span text:style-name="T24">(not the same as string class in C++ STL) </text:span>– a c string is a character array. Six character string is a seven character array with the last index holding value 0/<text:span text:style-name="T18">null byte</text:span>. <text:span text:style-name="T19">A character pointer with prefix const can be used as an array</text:span></text:p>
      <text:p text:style-name="P23"/>
      <text:p text:style-name="P30">const char * cstring = “String”; //valid and we can change the string even though its const. The char pointer is const</text:p>
      <text:p text:style-name="P24"/>
      <text:p text:style-name="P31">const char * const cstring = “String”; //this has const before cstring variable name so it is not mutable any more.</text:p>
      <text:p text:style-name="P24"/>
      <text:p text:style-name="P25"><text:span text:style-name="T21">Qualifiers</text:span><text:span text:style-name="T25"> - </text:span><text:s/>There are two types of qualifiers in C++. CV qualifiers and storage duration qualifiers. This is an example of a variable declaration with qualifiers. In this example the const and static keywords are qualifiers. They tell the compiler that this variable will be immutable, that's the const qualifier, and that it will have static storage duration. </text:p>
      <text:p text:style-name="P25"/>
      <text:p text:style-name="P25">There are two types of qualifiers. CV qualifiers where CV stands for constant and volatile. <text:span text:style-name="T20">const</text:span> marks a variable as read-only or immutable. Its value cannot be changed once it's been defined. </text:p>
      <text:p text:style-name="P25"/>
      <text:p text:style-name="P25"><text:span text:style-name="T20">volatile</text:span> marks a variable that may be changed by another process. This is generally used for threaded code. </text:p>
      <text:p text:style-name="P25"/>
      <text:p text:style-name="P25">And <text:span text:style-name="T20">mutable</text:span> is used on a data member to make it writable from a const qualified member function</text:p>
      <text:p text:style-name="P25"/>
      <text:p text:style-name="P25"/>
      <text:p text:style-name="P25"/>
      <text:p text:style-name="P26"><text:soft-page-break/><text:span text:style-name="T22">S</text:span><text:span text:style-name="T20">torage duration qualifiers</text:span> are used to define the duration or lifetime of a variable. By default a variable defined within a block has automatic lifetime. Lifetime is the duration of the block. There is no qualifier for this because it's the default.</text:p>
      <text:p text:style-name="P26"/>
      <text:p text:style-name="P26"><text:span text:style-name="T20">Static</text:span> variables have life beyond the execution of a block. Static variables live for the duration of the program. Static variables are commonly used for keeping state between usages of a given function or method. Static variables are stored globally, even if they are stored in a class. By default a variable defined outside of any block is static. </text:p>
      <text:p text:style-name="P26"/>
      <text:p text:style-name="P26"><text:span text:style-name="T20">Register</text:span> variables are stored in processor registers. This can make them faster and easier to access and operate on. This qualifier is taken as a suggestion by the compiler. The compiler may or may not actually store the variable in a register. </text:p>
      <text:p text:style-name="P26"/>
      <text:p text:style-name="P26"><text:span text:style-name="T20">Extern</text:span> variables are defined in a separate translation unit and are linked with your code by the linker step of the compilation process. </text:p>
      <text:p text:style-name="P26"/>
      <text:p text:style-name="P26"/>
      <text:p text:style-name="P28"><text:span text:style-name="T26">Structs</text:span> - </text:p>
      <text:p text:style-name="P28"/>
      <text:p text:style-name="P28"/>
      <text:p text:style-name="P28">struct Employee</text:p>
      <text:p text:style-name="P28">{</text:p>
      <text:p text:style-name="P28"><text:s text:c="4"/>int id;</text:p>
      <text:p text:style-name="P28"><text:s text:c="4"/>const char *name;</text:p>
      <text:p text:style-name="P28"><text:s text:c="4"/>const char *role;</text:p>
      <text:p text:style-name="P28">};</text:p>
      <text:p text:style-name="P28"/>
      <text:p text:style-name="P28">Employee joe = {42, "joe", "boss"};</text:p>
      <text:p text:style-name="P28">Employee * e<text:span text:style-name="T27">xample</text:span> = &amp;joe;</text:p>
      <text:p text:style-name="P28"/>
      <text:p text:style-name="P28"/>
      <text:p text:style-name="P28"/>
      <text:p text:style-name="P28"/>
      <text:p text:style-name="P19">//<text:span text:style-name="T27">two different ways of accessing things inside a class. Make a pointer (example) with reference to original object (joe). Then access Joe’s members using the arrow (-&gt;) member operator on the pointer </text:span></text:p>
      <text:p text:style-name="P29"/>
      <text:p text:style-name="P28">cout &lt;&lt; joe.name &lt;&lt; " is the " &lt;&lt; joe.role &lt;&lt; " and his id is " &lt;&lt; joe.id &lt;&lt; endl;</text:p>
      <text:p text:style-name="P28">cout &lt;&lt; e-&gt;name &lt;&lt; " is the " &lt;&lt; e-&gt;role &lt;&lt; " and his id is " &lt;&lt; e-&gt;id &lt;&lt; endl;</text:p>
      <text:p text:style-name="P28"/>
      <text:p text:style-name="P28"/>
      <text:p text:style-name="P28"/>
      <text:p text:style-name="P32"><text:span text:style-name="T20">Passing parameters by reference</text:span> – pg 34 – Programming Abstractions book</text:p>
      <text:p text:style-name="P32"/>
      <text:p text:style-name="P32"/>
      <text:p text:style-name="P33">Interface boilerplate – IFnDEF -</text:p>
      <text:p text:style-name="P33"/>
      <text:p text:style-name="P33">interface boilerplate, which is a patterned set of lines that appears in every</text:p>
      <text:p text:style-name="P33">interface. In this interface, the boilerplate consists of the #ifndef and #define</text:p>
      <text:p text:style-name="P33"><text:soft-page-break/>lines at the beginning of the interface and the matching #endif line at the end.</text:p>
      <text:p text:style-name="P33">These lines make sure that the compiler doesn’t compile the same interface twice.</text:p>
      <text:p text:style-name="P33">The #ifndef directive checks whether the _error_h symbol has been defined.</text:p>
      <text:p text:style-name="P33">When the compiler reads this interface for the first time, the answer is no. The next</text:p>
      <text:p text:style-name="P33">line, however, defines that symbol. Thus, if the compiler is later asked to read the</text:p>
      <text:p text:style-name="P33">same interface, the _error_h symbol will already be defined, and the compiler will</text:p>
      <text:p text:style-name="P33">skip over the contents of the interface this time around. This book uses the</text:p>
      <text:p text:style-name="P33">convention of checking for a symbol that begins with an underscore followed by the</text:p>
      <text:p text:style-name="P33">name of the interface file after replacing the dot with a second underscore.</text:p>
      <text:p text:style-name="P33"/>
      <text:p text:style-name="P34">Pointers – very good example – pg 53 and onwards</text:p>
      <text:p text:style-name="P34"/>
      <text:p text:style-name="P34"/>
      <text:p text:style-name="P34"><text:s/>unsigned short int myAge = 5, yourAge = 10;</text:p>
      <text:p text:style-name="P34"><text:s text:c="4"/>unsigned short int *pAge = &amp;myAge;</text:p>
      <text:p text:style-name="P34"/>
      <text:p text:style-name="P34"><text:s text:c="4"/>cout &lt;&lt; "myAge: \t" &lt;&lt; myAge;</text:p>
      <text:p text:style-name="P34"><text:s text:c="4"/>cout &lt;&lt; "\t\tyourAge: \t" &lt;&lt; yourAge &lt;&lt; "\n";</text:p>
      <text:p text:style-name="P34"><text:s text:c="4"/>cout &lt;&lt; "&amp;myAge:\t" &lt;&lt; &amp;myAge;</text:p>
      <text:p text:style-name="P34"><text:s text:c="4"/>cout &lt;&lt; "\t&amp;yourAge:\t" &lt;&lt; &amp;yourAge &lt;&lt; "\n\n";</text:p>
      <text:p text:style-name="P34"><text:s text:c="4"/>cout &lt;&lt; "pAge:\t" &lt;&lt; pAge &lt;&lt; "\n";</text:p>
      <text:p text:style-name="P34"><text:s text:c="4"/>cout &lt;&lt; "*pAge:\t" &lt;&lt; *pAge &lt;&lt; "\n\n";</text:p>
      <text:p text:style-name="P34"/>
      <text:p text:style-name="P34"><text:s text:c="4"/>pAge = &amp;yourAge; //reassigning the pointer;</text:p>
      <text:p text:style-name="P34"/>
      <text:p text:style-name="P34"><text:s text:c="4"/>cout &lt;&lt; "myAge: \t" &lt;&lt; myAge;</text:p>
      <text:p text:style-name="P34"><text:s text:c="4"/>cout &lt;&lt; "\t\tyourAge: \t" &lt;&lt; yourAge &lt;&lt; "\n";</text:p>
      <text:p text:style-name="P34"><text:s text:c="4"/>cout &lt;&lt; "&amp;myAge:\t" &lt;&lt; &amp;myAge;</text:p>
      <text:p text:style-name="P34"><text:s text:c="4"/>cout &lt;&lt; "\t&amp;yourAge:\t" &lt;&lt; &amp;yourAge &lt;&lt; "\n\n";</text:p>
      <text:p text:style-name="P34"><text:s text:c="4"/>cout &lt;&lt; "pAge:\t" &lt;&lt; pAge &lt;&lt; "\n";</text:p>
      <text:p text:style-name="P34"><text:s text:c="4"/>cout &lt;&lt; "*pAge:\t" &lt;&lt; *pAge &lt;&lt; "\n\n";</text:p>
      <text:p text:style-name="P34"><text:s text:c="4"/>cout &lt;&lt; "&amp;pAge:\t" &lt;&lt; &amp;pAge &lt;&lt; "\n\n";</text:p>
      <text:p text:style-name="P34"/>
      <text:p text:style-name="P34"><text:s text:c="4"/>*pAge = 92;</text:p>
      <text:p text:style-name="P34"/>
      <text:p text:style-name="P34"><text:s text:c="4"/>cout &lt;&lt; "*pAge:\t" &lt;&lt; *pAge &lt;&lt; endl;</text:p>
      <text:p text:style-name="P34"><text:s text:c="4"/>cout &lt;&lt; "pAge:\t" &lt;&lt; pAge &lt;&lt; endl;</text:p>
      <text:p text:style-name="P34"><text:s text:c="4"/>cout &lt;&lt; "yourAge:\t" &lt;&lt; yourAge &lt;&lt; endl;</text:p>
      <text:p text:style-name="P34"><text:s text:c="4"/>cout &lt;&lt; "&amp;yourAge:\t" &lt;&lt; &amp;yourAge &lt;&lt; endl;</text:p>
      <text:p text:style-name="P34"/>
      <text:p text:style-name="P34"/>
      <text:p text:style-name="P44">Heap – book pg 145 – C++ in 24 hours Sams.</text:p>
      <text:p text:style-name="P44"/>
      <text:p text:style-name="P44">You can think of the heap as a massive section of memory in which thousands of sequentially</text:p>
      <text:p text:style-name="P44">numbered cubbyholes lie waiting for your data. You can’t label these cubbyholes, though, as</text:p>
      <text:p text:style-name="P44">you can with the stack. You must ask for the address of the cubbyhole that you reserve and then</text:p>
      <text:p text:style-name="P44">stash that address away in a pointer.</text:p>
      <text:p text:style-name="P44">One way to think about this is with an analogy: While camping, to avoid getting lost you set the</text:p>
      <text:p text:style-name="P44">location of your tent in a GPS device and give it the descriptive name “Camp.” The device saves</text:p>
      <text:p text:style-name="P44"><text:soft-page-break/>the latitude and longitude of that location, but you don’t memorize them yourself.</text:p>
      <text:p text:style-name="P44">When you use the device later, you don’t know the exact latitude and longitude, only that the</text:p>
      <text:p text:style-name="P44">name Camp will lead you to that place.</text:p>
      <text:p text:style-name="P34"/>
      <text:p text:style-name="P34">The stack is cleaned automatically when a function returns. All the local variables go out of</text:p>
      <text:p text:style-name="P34">scope, and they are removed from the stack. The heap is not cleaned until your program ends,</text:p>
      <text:p text:style-name="P34">and it is your responsibility to free any memory that you’ve reserved when you are done with it.</text:p>
      <text:p text:style-name="P34">Leaving items hanging around in the heap when you no longer need them is known as a</text:p>
      <text:p text:style-name="P34">memory leak, a topic covered later in this hour</text:p>
      <text:p text:style-name="P34"/>
      <text:p text:style-name="P47">Acessing Data Members Using Pointers – pg 157 - </text:p>
      <text:p text:style-name="P45"/>
      <text:p text:style-name="P45">Data members and functions are accessed by using the dot operator ( . ) for Cat objects created</text:p>
      <text:p text:style-name="P45">locally. To access the Cat object on the heap, you must dereference the pointer and call the</text:p>
      <text:p text:style-name="P45">dot operator on the object pointed to by the pointer. Therefore, to access the GetAge member</text:p>
      <text:p text:style-name="P45">function, you write the following:</text:p>
      <text:p text:style-name="P45">(*pRags).GetAge();</text:p>
      <text:p text:style-name="P45">Parentheses are used to assure that pRags is dereferenced before GetAge() is accessed.</text:p>
      <text:p text:style-name="P45">Because this is cumbersome, C++ provides a shorthand operator for indirect access: the points-to</text:p>
      <text:p text:style-name="P45">operator -&gt; , which is created by typing a dash followed by the greater than symbol. C++ treats</text:p>
      <text:p text:style-name="P45">this as a single symbol</text:p>
      <text:p text:style-name="P45"/>
      <text:p text:style-name="P45"/>
      <text:p text:style-name="P46"><text:span text:style-name="T23">Member data in heap</text:span> – pg 159 - </text:p>
      <text:p text:style-name="P46">The destructor (lines 25–29) cleans up the allocated memory. Because this is the destructor, there is no point in assigning these pointers to nullptr because they will no longer be accessible. This is one of the safe places to break the rule that deleted pointers should be assigned to nullptr , although following the rule doesn’t hurt.</text:p>
      <text:p text:style-name="P46"/>
      <text:p text:style-name="P51"><text:span text:style-name="T23">The this pointer</text:span> – pg 160 </text:p>
      <text:p text:style-name="P51"/>
      <text:p text:style-name="P51">Every class member function has a hidden parameter: the this pointer, which points to the</text:p>
      <text:p text:style-name="P51">individual object in which the function is running. So in each call to GetAge() or SetAge() ,</text:p>
      <text:p text:style-name="P51">the this pointer for the object can be referenced.</text:p>
      <text:p text:style-name="P51">The job of the this pointer is to point to the individual object whose function has been invoked.</text:p>
      <text:p text:style-name="P51">Usually, you don’t need this ; you just call functions and set member variables. Occasionally,</text:p>
      <text:p text:style-name="P51">however, you need to access the object itself (perhaps to return a pointer to the current object).</text:p>
      <text:p text:style-name="P51">It is at that point that the this pointer becomes so helpful.</text:p>
      <text:p text:style-name="P51">Normally, you don’t need to use the this pointer to access the member variables of an object</text:p>
      <text:p text:style-name="P51">from within functions of that object.</text:p>
      <text:p text:style-name="P51"/>
      <text:p text:style-name="P51"/>
      <text:p text:style-name="P51">class Rectangle</text:p>
      <text:p text:style-name="P51">{</text:p>
      <text:p text:style-name="P51">public:</text:p>
      <text:p text:style-name="P51"><text:s text:c="4"/>int GetLength() const { return this-&gt;itsLength; }</text:p>
      <text:p text:style-name="P51"><text:s text:c="4"/>void SetLength(int length) { this-&gt;itsLength = length; }</text:p>
      <text:p text:style-name="P51"><text:s text:c="4"/>int GetWidth() const { return itsWidth; }</text:p>
      <text:p text:style-name="P51"><text:s text:c="4"/>int SetWidth(int width) { itsWidth = width; }</text:p>
      <text:p text:style-name="P51"><text:soft-page-break/></text:p>
      <text:p text:style-name="P51">private:</text:p>
      <text:p text:style-name="P51"><text:s text:c="4"/>int itsLength;</text:p>
      <text:p text:style-name="P51"><text:s text:c="4"/>int itsWidth;</text:p>
      <text:p text:style-name="P51">};</text:p>
      <text:p text:style-name="P51"/>
      <text:p text:style-name="P51">The SetLength() and GetLength() accessor functions in lines <text:span text:style-name="T28">above</text:span> explicitly use the this</text:p>
      <text:p text:style-name="P51">pointer to access the member variables of the Rectangle object. The SetWidth and GetWidth </text:p>
      <text:p text:style-name="P51">accessors do not. There is no difference in their behavior, although the function without the this pointer may be easier to read</text:p>
      <text:p text:style-name="P51"/>
      <text:p text:style-name="P51"/>
      <text:p text:style-name="P54">Stray or <text:span text:style-name="T30">Wild or </text:span>Dangling Pointers – <text:span text:style-name="T29">pg 162 </text:span></text:p>
      <text:p text:style-name="P54"/>
      <text:p text:style-name="P51">A source of bugs that are nasty and difficult to find is stray pointers. A stray pointer is created</text:p>
      <text:p text:style-name="P51">when you call delete on a pointer—thereby freeing the memory that it points to—and later try</text:p>
      <text:p text:style-name="P51">to use that pointer again without reassigning it.</text:p>
      <text:p text:style-name="P51"/>
      <text:p text:style-name="P51">It is as though someone on your camping trip moved your tent, so even if you press the Camp</text:p>
      <text:p text:style-name="P51">button on your GPS device, you won’t be taken to the correct location.</text:p>
      <text:p text:style-name="P51">Take care not to use a pointer after you have called delete on it. The pointer still points to the</text:p>
      <text:p text:style-name="P51">old area of memory, but the compiler is free to put other data there; using the pointer can cause</text:p>
      <text:p text:style-name="P51">your program to crash. Worse, your program might proceed merrily on its way and crash several</text:p>
      <text:p text:style-name="P51">minutes later. This is called a time bomb, and it is no fun. To be safe, after you delete a pointer,</text:p>
      <text:p text:style-name="P51">set it to nullptr . This disarms the pointer.</text:p>
      <text:p text:style-name="P51"/>
      <text:p text:style-name="P51"/>
      <text:p text:style-name="P55">const Pointers – pg 162 </text:p>
      <text:p text:style-name="P55"/>
      <text:p text:style-name="P56">You can use the keyword const for pointers before the type, after the type, or in both places. For</text:p>
      <text:p text:style-name="P56">example, all the following are legal declarations:</text:p>
      <text:p text:style-name="P56"/>
      <text:p text:style-name="P56">const int *pOne;</text:p>
      <text:p text:style-name="P56">int * const pTwo;</text:p>
      <text:p text:style-name="P56">const int * const pThree;</text:p>
      <text:p text:style-name="P56"/>
      <text:p text:style-name="P56">These three statements do not all mean the same thing. pOne is a pointer to a constant integer.</text:p>
      <text:p text:style-name="P56">The value that is pointed to can’t be changed using this pointer. That means you can’t write the</text:p>
      <text:p text:style-name="P56">following:</text:p>
      <text:p text:style-name="P56"/>
      <text:p text:style-name="P56">*pOne = 5;</text:p>
      <text:p text:style-name="P56"/>
      <text:p text:style-name="P56">If you try to do so, the compiler fails with an error.</text:p>
      <text:p text:style-name="P56"/>
      <text:p text:style-name="P56">pTwo is a constant pointer to an integer. The integer can be changed, but pTwo can’t point to</text:p>
      <text:p text:style-name="P56">anything else. A constant pointer can’t be reassigned. That means you can’t write this:</text:p>
      <text:p text:style-name="P56"/>
      <text:p text:style-name="P56">pTwo = &amp;x;</text:p>
      <text:p text:style-name="P56"><text:soft-page-break/>pThree is a constant pointer to a constant integer. The value that is pointed to can’t be changed</text:p>
      <text:p text:style-name="P56">and pThree can’t be changed to point to anything else.</text:p>
      <text:p text:style-name="P56"/>
      <text:p text:style-name="P56">Draw an imaginary line just to the right of the asterisk. If the word const is to the left of the</text:p>
      <text:p text:style-name="P56">line, that means the object is constant. If the word const is to the right of the line, the pointer</text:p>
      <text:p text:style-name="P56">itself is constant:</text:p>
      <text:p text:style-name="P56"/>
      <text:p text:style-name="P57">const int *p1; // the int pointed to is constant</text:p>
      <text:p text:style-name="P57">int * const p2; // p2 is constant, it can't point to anything else</text:p>
      <text:p text:style-name="P56"/>
      <text:p text:style-name="P56">When you declare an object to be const, you are, in effect, declaring that the this pointer is a</text:p>
      <text:p text:style-name="P56">pointer to a const object. A const this pointer can be used only with const member functions.</text:p>
      <text:p text:style-name="P56"/>
      <text:p text:style-name="P58">Q&amp;A</text:p>
      <text:p text:style-name="P58"/>
      <text:p text:style-name="P56">Q. Why should I declare an object as const if it limits what I can do with it?</text:p>
      <text:p text:style-name="P56"/>
      <text:p text:style-name="P56">A. As a programmer, you want to enlist the compiler in helping you find bugs. One serious bug</text:p>
      <text:p text:style-name="P56">that is difficult to find is a function that changes an object in ways that aren’t obvious to the calling function. Declaring an object const prevents such changes.</text:p>
      <text:p text:style-name="P56"/>
      <text:p text:style-name="P56">Q. Why should I bother to declare anything on the heap?</text:p>
      <text:p text:style-name="P56"/>
      <text:p text:style-name="P56">A. Objects on the heap persist after the return of a function. They also are dynamic—you can</text:p>
      <text:p text:style-name="P56">allocate as many as you need for a particular application or set of input data. In addition,</text:p>
      <text:p text:style-name="P56">objects declared on the heap can be used to create complex data structures.</text:p>
      <text:p text:style-name="P56"/>
      <text:p text:style-name="P56"/>
      <text:p text:style-name="P72">Hour 12 – Creating references pg 167</text:p>
      <text:p text:style-name="P68"/>
      <text:p text:style-name="P68">Reference - A reference is an alias. When you create a reference, you initialize it with the name of another object, the target. From that moment on, the reference acts as an alternative name for the target,</text:p>
      <text:p text:style-name="P68">and anything you do to the reference is really done to the target.</text:p>
      <text:p text:style-name="P68"/>
      <text:p text:style-name="P68"><text:span text:style-name="T31">i</text:span>nt &amp;rSomeRef = someInt;</text:p>
      <text:p text:style-name="P68">This is read as “ rSomeRef is a reference to an integer that is initialized to refer to someInt .”</text:p>
      <text:p text:style-name="P68"/>
      <text:p text:style-name="P68">If you ask a reference for its address, it returns the address of its target. That is the nature of</text:p>
      <text:p text:style-name="P68">references—they are aliases for the target</text:p>
      <text:p text:style-name="P68"/>
      <text:p text:style-name="P68">std::cout &lt;&lt; "&amp;intOne: " &lt;&lt; &amp;intOne &lt;&lt; std::endl;</text:p>
      <text:p text:style-name="P68">std::cout &lt;&lt; "&amp;rSomeRef: " &lt;&lt; &amp;rSomeRef &lt;&lt; std::endl;</text:p>
      <text:p text:style-name="P68"/>
      <text:p text:style-name="P68">&amp;intOne: 0x60fe98</text:p>
      <text:p text:style-name="P68">&amp;rSomeRef: 0x60fe98</text:p>
      <text:p text:style-name="P68"/>
      <text:p text:style-name="P68">Once again, rSomeRef is initialized as a reference to intOne . This time the addresses of the</text:p>
      <text:p text:style-name="P68">two variables are displayed and they are identical. C++ gives you no way to access the address</text:p>
      <text:p text:style-name="P68"><text:soft-page-break/>of the reference itself because it is not meaningful, as it would be if you were using a pointer or <text:span text:style-name="T32">other variable.</text:span> References are initialized when created and always act as a synonym for their target, even when the address-of operator is applied.</text:p>
      <text:p text:style-name="P68"/>
      <text:p text:style-name="P68"/>
      <text:p text:style-name="P68">NOTE</text:p>
      <text:p text:style-name="P68">The reference operator &amp; is the same symbol as the one used for the address-of operator. In this</text:p>
      <text:p text:style-name="P68">case, it is used in the declaration.</text:p>
      <text:p text:style-name="P68"/>
      <text:p text:style-name="P68">Remember, with pointers, an asterisk (*) in the declaration means that the variable is a pointer. In a</text:p>
      <text:p text:style-name="P68">statement, it is the indirection operator when used with pointers or the multiplication operator when</text:p>
      <text:p text:style-name="P68">used in a mathematical expression.</text:p>
      <text:p text:style-name="P68"/>
      <text:p text:style-name="P77">Reference swapping</text:p>
      <text:p text:style-name="P77"/>
      <text:p text:style-name="P107">#include &lt;iostream&gt;</text:p>
      <text:p text:style-name="P110"><text:s text:c="2"/></text:p>
      <text:p text:style-name="P106">int main()</text:p>
      <text:p text:style-name="P106">{</text:p>
      <text:p text:style-name="P110"><text:s text:c="4"/><text:span text:style-name="T33">int intOne;</text:span></text:p>
      <text:p text:style-name="P110"><text:s text:c="4"/><text:span text:style-name="T33">int &amp;rSomeRef = intOne;</text:span></text:p>
      <text:p text:style-name="P110"><text:s text:c="2"/></text:p>
      <text:p text:style-name="P110"><text:s text:c="4"/><text:span text:style-name="T33">intOne = 5;</text:span></text:p>
      <text:p text:style-name="P110"><text:span text:style-name="T33"/></text:p>
      <text:p text:style-name="P110"><text:s text:c="4"/><text:span text:style-name="T33">std::cout &lt;&lt; "intOne:\t" &lt;&lt; intOne &lt;&lt; "\n";</text:span></text:p>
      <text:p text:style-name="P110"><text:s text:c="4"/><text:span text:style-name="T33">std::cout &lt;&lt; "rSomeRef:\t" &lt;&lt; rSomeRef &lt;&lt; "\n";</text:span></text:p>
      <text:p text:style-name="P110"><text:s text:c="4"/><text:span text:style-name="T33">std::cout &lt;&lt; "&amp;intOne:\t" <text:s/>&lt;&lt; &amp;intOne &lt;&lt; "\n";</text:span></text:p>
      <text:p text:style-name="P110"><text:s text:c="4"/><text:span text:style-name="T33">std::cout &lt;&lt; "&amp;rSomeRef:\t" &lt;&lt; &amp;rSomeRef &lt;&lt; "\n";</text:span></text:p>
      <text:p text:style-name="P110"><text:s text:c="2"/></text:p>
      <text:p text:style-name="P110"><text:s text:c="4"/><text:span text:style-name="T33">int intTwo = 8;</text:span></text:p>
      <text:p text:style-name="P110"><text:s text:c="4"/><text:span text:style-name="T33">rSomeRef = intTwo; // not what you think!</text:span></text:p>
      <text:p text:style-name="P110"><text:span text:style-name="T33"/></text:p>
      <text:p text:style-name="P110"><text:s text:c="4"/><text:span text:style-name="T33">std::cout &lt;&lt; "\nintOne:\t" &lt;&lt; intOne &lt;&lt; "\n";</text:span></text:p>
      <text:p text:style-name="P110"><text:s text:c="4"/><text:span text:style-name="T33">std::cout &lt;&lt; "intTwo:\t" &lt;&lt; intTwo &lt;&lt; "\n";</text:span></text:p>
      <text:p text:style-name="P110"><text:s text:c="4"/><text:span text:style-name="T33">std::cout &lt;&lt; "rSomeRef:\t" &lt;&lt; rSomeRef &lt;&lt; "\n";</text:span></text:p>
      <text:p text:style-name="P110"><text:s text:c="4"/><text:span text:style-name="T33">std::cout &lt;&lt; "&amp;intOne:\t" <text:s/>&lt;&lt; &amp;intOne &lt;&lt; "\n";</text:span></text:p>
      <text:p text:style-name="P110"><text:s text:c="4"/><text:span text:style-name="T33">std::cout &lt;&lt; "&amp;intTwo:\t" <text:s/>&lt;&lt; &amp;intTwo &lt;&lt; "\n";</text:span></text:p>
      <text:p text:style-name="P110"><text:s text:c="4"/><text:span text:style-name="T33">std::cout &lt;&lt; "&amp;rSomeRef:\t" &lt;&lt; &amp;rSomeRef &lt;&lt; "\n";</text:span></text:p>
      <text:p text:style-name="P110"><text:s text:c="4"/><text:span text:style-name="T33">return 0;</text:span></text:p>
      <text:p text:style-name="P112">}</text:p>
      <text:p text:style-name="P77"/>
      <text:p text:style-name="P68">The program displays this output:</text:p>
      <text:p text:style-name="P68">intOne: 5</text:p>
      <text:p text:style-name="P68">rSomeRef:</text:p>
      <text:p text:style-name="P68">&amp;intOne:</text:p>
      <text:p text:style-name="P68">&amp;rSomeRef: 5</text:p>
      <text:p text:style-name="P68">0x60fe98</text:p>
      <text:p text:style-name="P68">0x60fe98</text:p>
      <text:p text:style-name="P68">intOne: 8</text:p>
      <text:p text:style-name="P68">intTwo: 8</text:p>
      <text:p text:style-name="P68">rSomeRef:</text:p>
      <text:p text:style-name="P68">&amp;intOne:</text:p>
      <text:p text:style-name="P68"><text:soft-page-break/>&amp;intTwo:</text:p>
      <text:p text:style-name="P68">&amp;rSomeRef: 8</text:p>
      <text:p text:style-name="P68">0x60fe98</text:p>
      <text:p text:style-name="P68">0x60fe94</text:p>
      <text:p text:style-name="P68">0x60fe98</text:p>
      <text:p text:style-name="P68"/>
      <text:p text:style-name="P68">Once again, an integer variable and a reference to an integer are declared, on lines 5–6.</text:p>
      <text:p text:style-name="P68">The integer is assigned the value 5 on line 8, and the values and their addresses are printed on</text:p>
      <text:p text:style-name="P68">lines 9–11.</text:p>
      <text:p text:style-name="P68"/>
      <text:p text:style-name="P68">On line 14 a new variable, intTwo , is created and initialized with the value 8. On line 15, the</text:p>
      <text:p text:style-name="P68">program tries to reassign rSomeRef to now be an alias to the variable intTwo , but that is not</text:p>
      <text:p text:style-name="P68">what happens.</text:p>
      <text:p text:style-name="P68"/>
      <text:p text:style-name="P68">Instead, rSomeRef continues to act as an alias for intOne , so this assignment is exactly</text:p>
      <text:p text:style-name="P68">equivalent to the following:</text:p>
      <text:p text:style-name="P68"/>
      <text:p text:style-name="P68">intOne = intTwo;</text:p>
      <text:p text:style-name="P68"/>
      <text:p text:style-name="P68">Sure enough, when the values of intOne and rSomeRef are displayed (lines 16–18) they are the</text:p>
      <text:p text:style-name="P68">same as intTwo . In fact, when the addresses are printed on lines 19–21, you see that rSomeRef</text:p>
      <text:p text:style-name="P68">continues to refer to intOne and not intTwo .</text:p>
      <text:p text:style-name="P68"/>
      <text:p text:style-name="P68"/>
      <text:p text:style-name="P72">Null Pointers and Null References</text:p>
      <text:p text:style-name="P72"/>
      <text:p text:style-name="P68">When pointers are not initialized, or when they are deleted, they ought to be assigned to</text:p>
      <text:p text:style-name="P68">nullptr . <text:span text:style-name="T34">This is not true for references. In fact, a reference cannot be null, and a program with</text:span></text:p>
      <text:p text:style-name="P68"><text:span text:style-name="T34">a reference to a null object is considered an invalid program.</text:span> When a program is invalid, just</text:p>
      <text:p text:style-name="P68">about anything can happen. It can appear to work, run with an insignificant error, or erase</text:p>
      <text:p text:style-name="P68">important files on your hard drive. All are possible outcomes of an invalid program.</text:p>
      <text:p text:style-name="P68"/>
      <text:p text:style-name="P68"/>
      <text:p text:style-name="P59">Passing Function Arguments by Reference <text:span text:style-name="T35">172</text:span></text:p>
      <text:p text:style-name="P59"/>
      <text:p text:style-name="P68">“Calling Functions,” you learned that functions have two limitations: Arguments are passed by value and the return statement only can return one value.</text:p>
      <text:p text:style-name="P68"/>
      <text:p text:style-name="P68">Passing values to a function by reference can overcome both of these limitations. In C++, passing</text:p>
      <text:p text:style-name="P68">by reference is accomplished in two ways: using pointers and using references. The syntax is</text:p>
      <text:p text:style-name="P68">different, but the net effect is the same: Rather than a copy being created within the scope of the</text:p>
      <text:p text:style-name="P68">function, the actual original object is passed into the function.</text:p>
      <text:p text:style-name="P68"/>
      <text:p text:style-name="P68">Passing an object by reference enables the function to change the object being referred to.</text:p>
      <text:p text:style-name="P68"/>
      <text:p text:style-name="P68"/>
      <text:p text:style-name="P68"/>
      <text:p text:style-name="P108"><text:soft-page-break/>#include &lt;iostream&gt;</text:p>
      <text:p text:style-name="P110"><text:s text:c="2"/></text:p>
      <text:p text:style-name="P106">void swap(int x, int y);</text:p>
      <text:p text:style-name="P110"><text:s text:c="2"/></text:p>
      <text:p text:style-name="P106">int main()</text:p>
      <text:p text:style-name="P106">{</text:p>
      <text:p text:style-name="P110"><text:s text:c="4"/><text:span text:style-name="T33">int x = 5, y = 10;</text:span></text:p>
      <text:p text:style-name="P110"><text:s text:c="2"/></text:p>
      <text:p text:style-name="P110"><text:s text:c="4"/><text:span text:style-name="T33">std::cout &lt;&lt; "Main. Before swap, x: " &lt;&lt; x </text:span></text:p>
      <text:p text:style-name="P110"><text:s text:c="14"/><text:span text:style-name="T33">&lt;&lt; " y: " &lt;&lt; y &lt;&lt; "\n";</text:span></text:p>
      <text:p text:style-name="P110"><text:s text:c="4"/><text:span text:style-name="T33">swap(x,y);</text:span></text:p>
      <text:p text:style-name="P110"><text:s text:c="4"/><text:span text:style-name="T33">std::cout &lt;&lt; "Main. After swap, x: " &lt;&lt; x </text:span></text:p>
      <text:p text:style-name="P110"><text:s text:c="14"/><text:span text:style-name="T33">&lt;&lt; " y: " &lt;&lt; y &lt;&lt; "\n";</text:span></text:p>
      <text:p text:style-name="P110"><text:s text:c="4"/><text:span text:style-name="T33">return 0;</text:span></text:p>
      <text:p text:style-name="P106">}</text:p>
      <text:p text:style-name="P110"><text:s text:c="2"/></text:p>
      <text:p text:style-name="P106">void swap (int x, int y)</text:p>
      <text:p text:style-name="P106">{</text:p>
      <text:p text:style-name="P110"><text:s text:c="4"/><text:span text:style-name="T33">int temp;</text:span></text:p>
      <text:p text:style-name="P110"><text:s text:c="2"/></text:p>
      <text:p text:style-name="P110"><text:s text:c="4"/><text:span text:style-name="T33">std::cout &lt;&lt; "Swap. Before swap, x: " &lt;&lt; x </text:span></text:p>
      <text:p text:style-name="P110"><text:s text:c="14"/><text:span text:style-name="T33">&lt;&lt; " y: " &lt;&lt; y &lt;&lt; "\n";</text:span></text:p>
      <text:p text:style-name="P110"><text:s text:c="2"/></text:p>
      <text:p text:style-name="P110"><text:s text:c="4"/><text:span text:style-name="T33">temp = x;</text:span></text:p>
      <text:p text:style-name="P110"><text:s text:c="4"/><text:span text:style-name="T33">x = y;</text:span></text:p>
      <text:p text:style-name="P110"><text:s text:c="4"/><text:span text:style-name="T33">y = temp;</text:span></text:p>
      <text:p text:style-name="P110"><text:s text:c="2"/></text:p>
      <text:p text:style-name="P110"><text:s text:c="4"/><text:span text:style-name="T33">std::cout &lt;&lt; "Swap. After swap, x: " &lt;&lt; x </text:span></text:p>
      <text:p text:style-name="P110"><text:s text:c="14"/><text:span text:style-name="T33">&lt;&lt; " y: " &lt;&lt; y &lt;&lt; "\n";</text:span></text:p>
      <text:p text:style-name="P110"><text:s text:c="2"/></text:p>
      <text:p text:style-name="P112">}</text:p>
      <text:p text:style-name="P68">The following output is displayed:</text:p>
      <text:p text:style-name="P69">Main. Before swap, x: 5 y: 10</text:p>
      <text:p text:style-name="P69">Swap. Before swap, x: 5 y: 10</text:p>
      <text:p text:style-name="P69">Swap. After swap, x: 10 y: 5</text:p>
      <text:p text:style-name="P69">Main. After swap, x: 5 y: 10</text:p>
      <text:p text:style-name="P69"/>
      <text:p text:style-name="P69">This program initializes two variables in main() and then passes them to the swap()</text:p>
      <text:p text:style-name="P69">function, which appears to swap them. But when they are examined again in main() , they are</text:p>
      <text:p text:style-name="P69">unchanged!</text:p>
      <text:p text:style-name="P68"/>
      <text:p text:style-name="P68">The problem here is that x and y are being passed to swap() by value. Local copies were made</text:p>
      <text:p text:style-name="P68">in the function and those copies were swapped, but the originals remained unchanged. What</text:p>
      <text:p text:style-name="P68">you want to do is pass x and y by reference.</text:p>
      <text:p text:style-name="P68"/>
      <text:p text:style-name="P68"/>
      <text:p text:style-name="P68"/>
      <text:p text:style-name="P68"/>
      <text:p text:style-name="P68"/>
      <text:p text:style-name="P68"/>
      <text:p text:style-name="P68"/>
      <text:p text:style-name="P68"/>
      <text:p text:style-name="P68"/>
      <text:p text:style-name="P72"><text:soft-page-break/>Making swap() Work with Pointers</text:p>
      <text:p text:style-name="P68"/>
      <text:p text:style-name="P68">When you pass in a pointer, you pass in the actual address of the object. Thus, the function can</text:p>
      <text:p text:style-name="P68">manipulate the value at that address.</text:p>
      <text:p text:style-name="P68">To make swap() change the actual values using pointers, the function should be declared to</text:p>
      <text:p text:style-name="P68">accept two int pointers. Then, by dereferencing the pointers, the values of x and y will, in fact,</text:p>
      <text:p text:style-name="P68">be swapped.</text:p>
      <text:p text:style-name="P68"/>
      <text:p text:style-name="P68"/>
      <text:p text:style-name="P108">#include &lt;iostream&gt;</text:p>
      <text:p text:style-name="P110"><text:s text:c="2"/></text:p>
      <text:p text:style-name="P106">void swap(int *x, int *y);</text:p>
      <text:p text:style-name="P111"/>
      <text:p text:style-name="P106">int main()</text:p>
      <text:p text:style-name="P106">{</text:p>
      <text:p text:style-name="P110"><text:s text:c="4"/><text:span text:style-name="T33">int x = 5, y = 10;</text:span></text:p>
      <text:p text:style-name="P110"><text:s text:c="2"/></text:p>
      <text:p text:style-name="P110"><text:s text:c="4"/><text:span text:style-name="T33">std::cout &lt;&lt; "Main. Before swap, x: " &lt;&lt; x </text:span></text:p>
      <text:p text:style-name="P110"><text:s text:c="14"/><text:span text:style-name="T33">&lt;&lt; " y: " &lt;&lt; y &lt;&lt; "\n";</text:span></text:p>
      <text:p text:style-name="P110"><text:s text:c="4"/><text:span text:style-name="T33">swap(&amp;x, &amp;y);</text:span></text:p>
      <text:p text:style-name="P110"><text:s text:c="4"/><text:span text:style-name="T33">std::cout &lt;&lt; "Main. After swap, x: " &lt;&lt; x </text:span></text:p>
      <text:p text:style-name="P110"><text:s text:c="14"/><text:span text:style-name="T33">&lt;&lt; " y: " &lt;&lt; y &lt;&lt; "\n";</text:span></text:p>
      <text:p text:style-name="P110"><text:s text:c="4"/><text:span text:style-name="T33">return 0;</text:span></text:p>
      <text:p text:style-name="P106">}</text:p>
      <text:p text:style-name="P110"><text:s text:c="2"/></text:p>
      <text:p text:style-name="P106">void swap(int *px, int *py)</text:p>
      <text:p text:style-name="P106">{</text:p>
      <text:p text:style-name="P110"><text:s text:c="4"/><text:span text:style-name="T33">int temp;</text:span></text:p>
      <text:p text:style-name="P110"><text:s text:c="2"/></text:p>
      <text:p text:style-name="P110"><text:s text:c="4"/><text:span text:style-name="T33">std::cout &lt;&lt; "Swap. Before swap, *px: " &lt;&lt; *px </text:span></text:p>
      <text:p text:style-name="P110"><text:s text:c="14"/><text:span text:style-name="T33">&lt;&lt; " *py: " &lt;&lt; *py &lt;&lt; "\n";</text:span></text:p>
      <text:p text:style-name="P110"><text:s text:c="2"/></text:p>
      <text:p text:style-name="P110"><text:s text:c="4"/><text:span text:style-name="T33">temp = *px;</text:span></text:p>
      <text:p text:style-name="P110"><text:s text:c="4"/><text:span text:style-name="T33">*px = *py;</text:span></text:p>
      <text:p text:style-name="P110"><text:s text:c="4"/><text:span text:style-name="T33">*py = temp;</text:span></text:p>
      <text:p text:style-name="P110"><text:s text:c="2"/></text:p>
      <text:p text:style-name="P110"><text:s text:c="4"/><text:span text:style-name="T33">std::cout &lt;&lt; "Swap. After swap, *px: " &lt;&lt; *px </text:span></text:p>
      <text:p text:style-name="P110"><text:s text:c="14"/><text:span text:style-name="T33">&lt;&lt; " *py: " &lt;&lt; *py &lt;&lt; "\n";</text:span></text:p>
      <text:p text:style-name="P112">}</text:p>
      <text:p text:style-name="P68">The PointerSwap program demonstrates the results of the swap attempt in the output:</text:p>
      <text:p text:style-name="P70">Main. Before swap, x: 5 y: 10</text:p>
      <text:p text:style-name="P70">Swap. Before swap, *px: 5 *py: 10</text:p>
      <text:p text:style-name="P70">Swap. After swap, *px: 10 *py: 5</text:p>
      <text:p text:style-name="P70">Main. After swap, x: 10 y: 5</text:p>
      <text:p text:style-name="P68"/>
      <text:p text:style-name="P68">Success! On line 3, the prototype of swap() is changed to indicate that its two parameters will be</text:p>
      <text:p text:style-name="P68">pointers to int rather than int variables. The asterisk between the variable type and its name</text:p>
      <text:p text:style-name="P68">indicates that it’s a pointer.</text:p>
      <text:p text:style-name="P68">When swap() is called on line 11, the addresses of x and y are passed as the arguments.</text:p>
      <text:p text:style-name="P68">On line 19, the local variable temp is declared in the swap() function. There’s no need for temp</text:p>
      <text:p text:style-name="P68">to be a pointer; it will just hold the value of *px (the value of x in the calling function) for the</text:p>
      <text:p text:style-name="P68">life of the function. After the function returns, temp is no longer needed.</text:p>
      <text:p text:style-name="P68"><text:soft-page-break/>On line 24, temp is assigned the value at px . On line 25, the value at px is assigned to</text:p>
      <text:p text:style-name="P68">the value at py . On line 26, the value stashed in temp (that is, the original value at px ) is</text:p>
      <text:p text:style-name="P68">put into py .</text:p>
      <text:p text:style-name="P68">The values in the calling function, whose address was passed to swap() , are swapped.</text:p>
      <text:p text:style-name="P68"/>
      <text:p text:style-name="P68"/>
      <text:p text:style-name="P72">Implementing swap() with References</text:p>
      <text:p text:style-name="P68"/>
      <text:p text:style-name="P108">#include &lt;iostream&gt;</text:p>
      <text:p text:style-name="P110"><text:s text:c="2"/></text:p>
      <text:p text:style-name="P106">void swap(int &amp;x, int &amp;y);</text:p>
      <text:p text:style-name="P111"/>
      <text:p text:style-name="P106">int main()</text:p>
      <text:p text:style-name="P106">{</text:p>
      <text:p text:style-name="P110"><text:s text:c="4"/><text:span text:style-name="T33">int x = 5, y = 10;</text:span></text:p>
      <text:p text:style-name="P110"><text:s text:c="2"/></text:p>
      <text:p text:style-name="P110"><text:s text:c="4"/><text:span text:style-name="T33">std::cout &lt;&lt; "Main. Before swap, x: " &lt;&lt; x </text:span></text:p>
      <text:p text:style-name="P110"><text:s text:c="14"/><text:span text:style-name="T33">&lt;&lt; " y: " &lt;&lt; y &lt;&lt; "\n";</text:span></text:p>
      <text:p text:style-name="P110"><text:s text:c="4"/><text:span text:style-name="T33">swap(x, y);</text:span></text:p>
      <text:p text:style-name="P110"><text:s text:c="4"/><text:span text:style-name="T33">std::cout &lt;&lt; "Main. After swap, x: " &lt;&lt; x </text:span></text:p>
      <text:p text:style-name="P110"><text:s text:c="14"/><text:span text:style-name="T33">&lt;&lt; " y: " &lt;&lt; y &lt;&lt; "\n";</text:span></text:p>
      <text:p text:style-name="P110"><text:s text:c="4"/><text:span text:style-name="T33">return 0;</text:span></text:p>
      <text:p text:style-name="P106">}</text:p>
      <text:p text:style-name="P110"><text:s text:c="2"/></text:p>
      <text:p text:style-name="P106">void swap(int &amp;rx, int &amp;ry)</text:p>
      <text:p text:style-name="P106">{</text:p>
      <text:p text:style-name="P110"><text:s text:c="4"/><text:span text:style-name="T33">int temp;</text:span></text:p>
      <text:p text:style-name="P110"><text:s text:c="2"/></text:p>
      <text:p text:style-name="P110"><text:s text:c="4"/><text:span text:style-name="T33">std::cout &lt;&lt; "Swap. Before swap, rx: " &lt;&lt; rx </text:span></text:p>
      <text:p text:style-name="P110"><text:s text:c="14"/><text:span text:style-name="T33">&lt;&lt; " ry: " &lt;&lt; ry &lt;&lt; "\n";</text:span></text:p>
      <text:p text:style-name="P110"><text:s text:c="2"/></text:p>
      <text:p text:style-name="P110"><text:s text:c="4"/><text:span text:style-name="T33">temp = rx;</text:span></text:p>
      <text:p text:style-name="P110"><text:s text:c="4"/><text:span text:style-name="T33">rx = ry;</text:span></text:p>
      <text:p text:style-name="P110"><text:s text:c="4"/><text:span text:style-name="T33">ry = temp;</text:span></text:p>
      <text:p text:style-name="P110"><text:s text:c="2"/></text:p>
      <text:p text:style-name="P110"><text:s text:c="4"/><text:span text:style-name="T33">std::cout &lt;&lt; "Swap. After swap, rx: " &lt;&lt; rx </text:span></text:p>
      <text:p text:style-name="P110"><text:s text:c="14"/><text:span text:style-name="T33">&lt;&lt; " ry: " &lt;&lt; ry &lt;&lt; "\n";</text:span></text:p>
      <text:p text:style-name="P112">}</text:p>
      <text:p text:style-name="P71">Main. Before swap, x: 5 y: 10</text:p>
      <text:p text:style-name="P71">Swap. Before swap, <text:span text:style-name="T36">r</text:span>x: 5 <text:s/><text:span text:style-name="T36">ry</text:span>: 10</text:p>
      <text:p text:style-name="P71">Swap. After swap, <text:span text:style-name="T36">r</text:span>x: 10 <text:span text:style-name="T36">r</text:span>y: 5</text:p>
      <text:p text:style-name="P71">Main. After swap, x: 10 y: 5</text:p>
      <text:p text:style-name="P71"/>
      <text:p text:style-name="P71">When swap() is called, program execution jumps to line 17, where the variables are identified</text:p>
      <text:p text:style-name="P71">as references by the reference operator &amp; between the argument’s type and name. The values of</text:p>
      <text:p text:style-name="P71">x and y are displayed on lines 21–22, but note that no special operators are required. These are</text:p>
      <text:p text:style-name="P71">aliases for the original values and can be used as such.</text:p>
      <text:p text:style-name="P71"/>
      <text:p text:style-name="P71">On lines 24–26 the values are swapped, then they’re displayed on lines 28–29. Program execution</text:p>
      <text:p text:style-name="P71">jumps back to the calling function, and on lines 12–13 the values are displayed in main() .</text:p>
      <text:p text:style-name="P71">Because the parameters to swap() are declared to be references, the values from main() are</text:p>
      <text:p text:style-name="P71">passed by reference, and thus are changed in main() , as well.</text:p>
      <text:p text:style-name="P71"><text:soft-page-break/>References provide the convenience and ease of use of normal variables with the power and</text:p>
      <text:p text:style-name="P71">pass-by-reference capability of pointers.</text:p>
      <text:p text:style-name="P71"/>
      <text:p text:style-name="P71"><text:tab/></text:p>
      <text:p text:style-name="P73">Returning Multiple Values <text:span text:style-name="T37">hour 12</text:span></text:p>
      <text:p text:style-name="P71">As discussed, functions can return only one value. What if you need to get two values back from</text:p>
      <text:p text:style-name="P71">a function? One way to solve this problem is to pass two objects into the function by reference.</text:p>
      <text:p text:style-name="P71">The function then can fill the objects with the correct values. Because passing by reference</text:p>
      <text:p text:style-name="P71">enables a function to change the original objects, this effectively lets the function return two</text:p>
      <text:p text:style-name="P71">pieces of information. This approach bypasses the return value of the function, which then can</text:p>
      <text:p text:style-name="P71">be reserved for reporting errors.</text:p>
      <text:p text:style-name="P71"/>
      <text:p text:style-name="P60">Hour 13 Developing Advanced References and Pointers</text:p>
      <text:p text:style-name="P78"/>
      <text:p text:style-name="P78">Passing by reference for efficiency - Each time you pass an object into a function by value, a copy of the object is made. Each time you return an object from a function by value, another copy is made.</text:p>
      <text:p text:style-name="P78">With large, user-created objects, the cost of these copies is substantial. You’ll use more memory</text:p>
      <text:p text:style-name="P78">than you need to and your program will run more slowly.</text:p>
      <text:p text:style-name="P78"/>
      <text:p text:style-name="P78">The size of a user-created object on the stack is the sum of each of its member variables. These,</text:p>
      <text:p text:style-name="P78">in turn, can each become user-created objects. Passing such a massive structure by copying it</text:p>
      <text:p text:style-name="P78">onto the stack can be expensive in terms of performance and memory consumption.</text:p>
      <text:p text:style-name="P78">There is another cost, too. With the classes you create, each of these temporary copies is created</text:p>
      <text:p text:style-name="P78">when the compiler calls a special constructor: the copy constructor.</text:p>
      <text:p text:style-name="P78"/>
      <text:p text:style-name="P78">For now, it is enough to know that the copy constructor is called each time a temporary copy of the object is put on the stack. When the temporary object is destroyed, which happens when the function returns, the object’s destructor is called. If an object is returned by value, a copy of that object also must be made and destroyed. With large objects, these constructor and destructor calls can be expensive in speed and use of memory.</text:p>
      <text:p text:style-name="P78"/>
      <text:p text:style-name="P79">See the good example showinng passing by value’s inefficiency (multiple copy constructor and destructor called) compared to passing by reference. Pg 184. <text:span text:style-name="T38">13.1. </text:span></text:p>
      <text:p text:style-name="P78"/>
      <text:p text:style-name="P78"><text:span text:style-name="T39">From example 13.1, t</text:span>hough passing a pointer to FunctionTwo() is more efficient, it is dangerous. FunctionTwo() is not supposed to change the SimpleCat object it is passed, yet it is given the address of the object. This exposes the object to impermissible change and defeats the protection offered in passing by value.</text:p>
      <text:p text:style-name="P78"/>
      <text:p text:style-name="P78">Passing by value is like giving a museum a photograph of your masterpiece rather than the real</text:p>
      <text:p text:style-name="P78">thing. If vandals mark it up, no harm occurs to the original. Passing by reference is like sending</text:p>
      <text:p text:style-name="P78">your home address to the museum and inviting guests to come over and look at the real thing.</text:p>
      <text:p text:style-name="P78"/>
      <text:p text:style-name="P60">Passing a const Pointer <text:span text:style-name="T40">186</text:span></text:p>
      <text:p text:style-name="P78"/>
      <text:p text:style-name="P78">If you want to provide the security of pass by value and the efficiency of pass by reference, the solution is to pass a const pointer to SimpleCat . Doing so prevents calling any non- const member function on SimpleCat , and thus protects the object from change.</text:p>
      <text:p text:style-name="P78"><text:soft-page-break/></text:p>
      <text:p text:style-name="P80">Ex 13.2 <text:span text:style-name="T41">188</text:span></text:p>
      <text:p text:style-name="P80"/>
      <text:p text:style-name="P61">References as an Alternative to Pointers <text:span text:style-name="T42">189</text:span></text:p>
      <text:p text:style-name="P80">The ConstPasser program solves the problem of making extra copies, saving the calls to the copy</text:p>
      <text:p text:style-name="P80">constructor and destructor. <text:span text:style-name="T11">It uses constant pointers to constant objects, t</text:span>hereby solving the prob-</text:p>
      <text:p text:style-name="P80">lem of the called function making impermissible changes to the objects passed in as parameters.</text:p>
      <text:p text:style-name="P80">The method is still somewhat cumbersome, however, because the objects passed to the function</text:p>
      <text:p text:style-name="P80">are pointers.</text:p>
      <text:p text:style-name="P80">Because you know the parameters never will be NULL , it is easier to work with the function if</text:p>
      <text:p text:style-name="P80">references are passed in rather than pointers. The RefPasser program in Listing 13.3 rewrites the</text:p>
      <text:p text:style-name="P80">previous project to use references rather than pointers.</text:p>
      <text:p text:style-name="P80"/>
      <text:p text:style-name="P81">Example 13.3 </text:p>
      <text:p text:style-name="P81"/>
      <text:p text:style-name="P80">The output is identical to that produced by the previous program. The only significant change</text:p>
      <text:p text:style-name="P80">is that FunctionTwo() in lines 55–62 now takes and returns a reference to a constant object.</text:p>
      <text:p text:style-name="P80">Once again, working with references is somewhat simpler than working with pointers; and the</text:p>
      <text:p text:style-name="P80">same savings and efficiency, and the safety provided by using const , are achieved.</text:p>
      <text:p text:style-name="P80"/>
      <text:p text:style-name="P102">When to Use References and When to Use Pointers</text:p>
      <text:p text:style-name="P80">Generally, C++ programmers strongly prefer references to pointers because they are cleaner and</text:p>
      <text:p text:style-name="P80">easier to use. References cannot be reassigned, however. If you need to point first to one object</text:p>
      <text:p text:style-name="P80">and then to another, you must use a pointer. References cannot be NULL , so if there is any</text:p>
      <text:p text:style-name="P80">chance that the object in question might be, you must use a pointer rather than a reference. If</text:p>
      <text:p text:style-name="P80">you want to allocate dynamic memory from the heap, you have to use pointers as discussed in</text:p>
      <text:p text:style-name="P80">previous hours.</text:p>
      <text:p text:style-name="P80"/>
      <text:p text:style-name="P61">References to Objects Not in Scope</text:p>
      <text:p text:style-name="P80">After C++ programmers learn to pass by reference, they have a tendency to go wild. It is possible,</text:p>
      <text:p text:style-name="P80">however, to overdo it. Remember that a reference always is an alias that refers to some other</text:p>
      <text:p text:style-name="P80">object. <text:span text:style-name="T11">If you pass a reference into or out of a function, be sure to ask yourself, “What is the</text:span></text:p>
      <text:p text:style-name="P80"><text:span text:style-name="T11">object I’m aliasing, and will it still exist every time it’s used</text:span>?”</text:p>
      <text:p text:style-name="P80"/>
      <text:p text:style-name="P82">Example 13.4 Very good example <text:span text:style-name="T43">of this.</text:span></text:p>
      <text:p text:style-name="P82"/>
      <text:p text:style-name="P109">#include &lt;iostream&gt;</text:p>
      <text:p text:style-name="P110"><text:s text:c="2"/></text:p>
      <text:p text:style-name="P106">class SimpleCat</text:p>
      <text:p text:style-name="P106">{</text:p>
      <text:p text:style-name="P106">public:</text:p>
      <text:p text:style-name="P110"><text:s text:c="4"/><text:span text:style-name="T33">SimpleCat(int age, int weight);</text:span></text:p>
      <text:p text:style-name="P110"><text:s text:c="4"/><text:span text:style-name="T33">~SimpleCat() {}</text:span></text:p>
      <text:p text:style-name="P110"><text:s text:c="4"/><text:span text:style-name="T33">int GetAge() { return itsAge; }</text:span></text:p>
      <text:p text:style-name="P110"><text:s text:c="4"/><text:span text:style-name="T33">int GetWeight() { return itsWeight; }</text:span></text:p>
      <text:p text:style-name="P106">private:</text:p>
      <text:p text:style-name="P110"><text:s text:c="4"/><text:span text:style-name="T33">int itsAge;</text:span></text:p>
      <text:p text:style-name="P110"><text:s text:c="4"/><text:span text:style-name="T33">int itsWeight;</text:span></text:p>
      <text:p text:style-name="P106">};</text:p>
      <text:p text:style-name="P110"><text:s text:c="2"/></text:p>
      <text:p text:style-name="P106"><text:soft-page-break/>SimpleCat::SimpleCat(int age, int weight):</text:p>
      <text:p text:style-name="P106">itsAge(age), itsWeight(weight) {}</text:p>
      <text:p text:style-name="P110"><text:s text:c="2"/></text:p>
      <text:p text:style-name="P106">SimpleCat &amp;TheFunction();</text:p>
      <text:p text:style-name="P110"><text:s text:c="2"/></text:p>
      <text:p text:style-name="P106">int main()</text:p>
      <text:p text:style-name="P106">{</text:p>
      <text:p text:style-name="P110"><text:s text:c="4"/><text:span text:style-name="T33">SimpleCat &amp;rCat = TheFunction();</text:span></text:p>
      <text:p text:style-name="P110"><text:s text:c="4"/><text:span text:style-name="T33">int age = rCat.GetAge();</text:span></text:p>
      <text:p text:style-name="P110"><text:s text:c="4"/><text:span text:style-name="T33">std::cout &lt;&lt; "rCat is " &lt;&lt; age &lt;&lt; " years old!\n";</text:span></text:p>
      <text:p text:style-name="P110"><text:s text:c="4"/><text:span text:style-name="T33">return 0;</text:span></text:p>
      <text:p text:style-name="P106">}</text:p>
      <text:p text:style-name="P110"><text:s text:c="2"/></text:p>
      <text:p text:style-name="P106">SimpleCat &amp;TheFunction()</text:p>
      <text:p text:style-name="P106">{</text:p>
      <text:p text:style-name="P110"><text:s text:c="4"/><text:span text:style-name="T33">SimpleCat Frisky(5,9);</text:span></text:p>
      <text:p text:style-name="P110"><text:s text:c="4"/><text:span text:style-name="T33">return Frisky;</text:span></text:p>
      <text:p text:style-name="P112">}</text:p>
      <text:p text:style-name="P82"/>
      <text:p text:style-name="P82"/>
      <text:p text:style-name="P82">On lines 3–13, SimpleCat is declared. On line 22, a reference to SimpleCat is initialized with</text:p>
      <text:p text:style-name="P82">the results of calling TheFunction() , which is declared on line 18 to return a reference to a</text:p>
      <text:p text:style-name="P82">SimpleCat .</text:p>
      <text:p text:style-name="P82"/>
      <text:p text:style-name="P82">The body of TheFunction() declares a local object of type SimpleCat and initializes its</text:p>
      <text:p text:style-name="P82">age and weight. It then returns that local object by reference. Some compilers are smart enough</text:p>
      <text:p text:style-name="P82">to catch this error and don’t let you run the program. Others let you run the program, but with</text:p>
      <text:p text:style-name="P82">unpredictable results. When TheFunction() returns, the local object, Frisky , is destroyed.</text:p>
      <text:p text:style-name="P82">The reference returned by this function is to a non-existent object, and this is a bad thing.</text:p>
      <text:p text:style-name="P82"/>
      <text:p text:style-name="P82"/>
      <text:p text:style-name="P52">Returning a Reference to an Object on the Heap <text:span text:style-name="T44">(continued from last example)</text:span></text:p>
      <text:p text:style-name="P82">You might be tempted to solve the problem in Ref Return by having TheFunction() create</text:p>
      <text:p text:style-name="P82">Frisky on the heap. That way, when you return from TheFunction() , Frisky still exists.</text:p>
      <text:p text:style-name="P82">The problem with the approach is this: What do you do with the memory allocated for Frisky</text:p>
      <text:p text:style-name="P82">when you have finished with it?</text:p>
      <text:p text:style-name="P82"/>
      <text:p text:style-name="P53">The problem shown below</text:p>
      <text:p text:style-name="P83"/>
      <text:p text:style-name="P109">#include &lt;iostream&gt;</text:p>
      <text:p text:style-name="P110"><text:s text:c="2"/></text:p>
      <text:p text:style-name="P106">class SimpleCat</text:p>
      <text:p text:style-name="P106">{</text:p>
      <text:p text:style-name="P106">public:</text:p>
      <text:p text:style-name="P110"><text:s text:c="4"/><text:span text:style-name="T33">SimpleCat (int age, int weight);</text:span></text:p>
      <text:p text:style-name="P110"><text:s text:c="4"/><text:span text:style-name="T33">~SimpleCat() {}</text:span></text:p>
      <text:p text:style-name="P110"><text:s text:c="4"/><text:span text:style-name="T33">int GetAge() { return itsAge; }</text:span></text:p>
      <text:p text:style-name="P110"><text:s text:c="4"/><text:span text:style-name="T33">int GetWeight() { return itsWeight; }</text:span></text:p>
      <text:p text:style-name="P110"><text:s text:c="2"/></text:p>
      <text:p text:style-name="P106">private:</text:p>
      <text:p text:style-name="P110"><text:s text:c="4"/><text:span text:style-name="T33">int itsAge;</text:span></text:p>
      <text:p text:style-name="P110"><text:s text:c="4"/><text:span text:style-name="T33">int itsWeight;</text:span></text:p>
      <text:p text:style-name="P106">};</text:p>
      <text:p text:style-name="P110"><text:s text:c="2"/></text:p>
      <text:p text:style-name="P106"><text:soft-page-break/>SimpleCat::SimpleCat(int age, int weight):</text:p>
      <text:p text:style-name="P106">itsAge(age), itsWeight(weight) {}</text:p>
      <text:p text:style-name="P110"><text:s text:c="2"/></text:p>
      <text:p text:style-name="P106">SimpleCat &amp; TheFunction();</text:p>
      <text:p text:style-name="P110"><text:s text:c="2"/></text:p>
      <text:p text:style-name="P106">int main()</text:p>
      <text:p text:style-name="P106">{</text:p>
      <text:p text:style-name="P110"><text:s text:c="4"/><text:span text:style-name="T33">SimpleCat &amp;rCat = TheFunction();</text:span></text:p>
      <text:p text:style-name="P110"><text:s text:c="4"/><text:span text:style-name="T33">int age = rCat.GetAge();</text:span></text:p>
      <text:p text:style-name="P110"><text:s text:c="4"/><text:span text:style-name="T33">std::cout &lt;&lt; "rCat is " &lt;&lt; age &lt;&lt; " years old!\n";</text:span></text:p>
      <text:p text:style-name="P110"><text:s text:c="4"/><text:span text:style-name="T33">std::cout &lt;&lt; "&amp;rCat: " &lt;&lt; &amp;rCat &lt;&lt; "\n";</text:span></text:p>
      <text:p text:style-name="P110"><text:s text:c="4"/><text:span text:style-name="T33">// How do you get rid of that memory?</text:span></text:p>
      <text:p text:style-name="P110"><text:s text:c="4"/><text:span text:style-name="T33">SimpleCat *pCat = &amp;rCat;</text:span></text:p>
      <text:p text:style-name="P110"><text:s text:c="4"/><text:span text:style-name="T33">delete pCat;</text:span></text:p>
      <text:p text:style-name="P110"><text:s text:c="4"/><text:span text:style-name="T33">// Uh oh, rCat now refers to ??</text:span></text:p>
      <text:p text:style-name="P110"><text:s text:c="4"/><text:span text:style-name="T33">return 0;</text:span></text:p>
      <text:p text:style-name="P106">}</text:p>
      <text:p text:style-name="P110"><text:s text:c="2"/></text:p>
      <text:p text:style-name="P106">SimpleCat &amp;TheFunction()</text:p>
      <text:p text:style-name="P106">{</text:p>
      <text:p text:style-name="P110"><text:s text:c="4"/><text:span text:style-name="T33">SimpleCat *pFrisky = new SimpleCat(5,9);</text:span></text:p>
      <text:p text:style-name="P110"><text:s text:c="4"/><text:span text:style-name="T33">std::cout &lt;&lt; "pFrisky: " &lt;&lt; pFrisky &lt;&lt; "\n";</text:span></text:p>
      <text:p text:style-name="P110"><text:s text:c="4"/><text:span text:style-name="T33">return *pFrisky;</text:span></text:p>
      <text:p text:style-name="P112">}</text:p>
      <text:p text:style-name="P82"/>
      <text:p text:style-name="P82"/>
      <text:p text:style-name="P82">This compiles, links, and appears to work. But it is a time bomb waiting to go off. The function TheFunction() has been changed so that it no longer returns a reference to a local variable. Memory is allocated on the heap and assigned to a pointer on line 36. The address that the pointer holds is displayed, and then the pointer is dereferenced and the SimpleCat object is returned by reference.</text:p>
      <text:p text:style-name="P82"/>
      <text:p text:style-name="P82">On line 23, the return of TheFunction() is assigned to a reference to a SimpleCat , and that object is used to obtain the cat’s age, which is displayed on line 25.</text:p>
      <text:p text:style-name="P82"/>
      <text:p text:style-name="P82">To prove that the reference declared in main() is referring to the object put on the heap in TheFunction() , the address of operator is applied to rCat . Sure enough, it displays the address of the object it refers to, and this matches the address of the object on the heap.</text:p>
      <text:p text:style-name="P82"/>
      <text:p text:style-name="P82">So far, so good. But how will that memory be freed? You can’t call delete on the reference. One</text:p>
      <text:p text:style-name="P82">clever solution is to create another pointer and initialize it with the address obtained from rCat .</text:p>
      <text:p text:style-name="P82">This does delete the memory and plugs the memory leak. One small problem, though: What</text:p>
      <text:p text:style-name="P82">is rCat referring to after line 29? As stated earlier, a reference always must be an alias for an</text:p>
      <text:p text:style-name="P82">actual object. If it references a null object (as this does now), the program is invalid.</text:p>
      <text:p text:style-name="P82"/>
      <text:p text:style-name="P74">Solutions</text:p>
      <text:p text:style-name="P84"/>
      <text:p text:style-name="P84">asThere are actually two solutions to this problem. The first is to return a pointer to the memory</text:p>
      <text:p text:style-name="P84">created on line 36. Then the calling function can delete the pointer when it is done. To do this,</text:p>
      <text:p text:style-name="P84">change the return value of TheFunction to a pointer (rather than reference) and return the</text:p>
      <text:p text:style-name="P84">pointer, rather than the dereferenced pointer:</text:p>
      <text:p text:style-name="P84"/>
      <text:p text:style-name="P85"><text:soft-page-break/>SimpleCat *TheFunction()</text:p>
      <text:p text:style-name="P85">{</text:p>
      <text:p text:style-name="P85"><text:tab/>SimpleCat *pFrisky = new SimpleCat(5,9);</text:p>
      <text:p text:style-name="P85"><text:tab/>std::cout &lt;&lt; "pFrisky: " &lt;&lt; pFrisky &lt;&lt; "\n";</text:p>
      <text:p text:style-name="P85"><text:tab/>return pFrisky; // return the pointer</text:p>
      <text:p text:style-name="P85">}</text:p>
      <text:p text:style-name="P84"/>
      <text:p text:style-name="P84">A better solution is to declare the object in the calling function and then pass it to</text:p>
      <text:p text:style-name="P84">TheFunction() by reference. The advantage of this approach is that the function that allocates</text:p>
      <text:p text:style-name="P84">the memory (the calling function) is also the function responsible for deallocating it.</text:p>
      <text:p text:style-name="P84"/>
      <text:p text:style-name="P86">Pointer, Pointer, Who Has the Pointer?</text:p>
      <text:p text:style-name="P84">When your program allocates memory on the heap, a pointer is returned. It is imperative that</text:p>
      <text:p text:style-name="P84">you keep a pointer to that memory, because after the pointer is lost, the memory cannot be</text:p>
      <text:p text:style-name="P84">deleted and becomes a memory leak.</text:p>
      <text:p text:style-name="P84">As you pass this block of memory between functions, one of the functions “owns” the pointer.</text:p>
      <text:p text:style-name="P84">Typically, the value in the block is passed using references, and the function that created the</text:p>
      <text:p text:style-name="P84">memory block is the one that deletes it. But this is a general rule, not an ironclad one.</text:p>
      <text:p text:style-name="P84">It is dangerous for one function to create space in memory and another to free it, however.</text:p>
      <text:p text:style-name="P84">Ambiguity about which owns the pointer can lead to one of two problems: forgetting to delete a</text:p>
      <text:p text:style-name="P84">pointer or deleting it twice. Either one can cause serious problems in your program. It is safer to</text:p>
      <text:p text:style-name="P84">build your functions so that they delete the memory spaces they created.</text:p>
      <text:p text:style-name="P103">If you write a function that needs to create a block of memory and then pass it back to the</text:p>
      <text:p text:style-name="P103">calling function, consider changing your interface. Have the calling function allocate the memory</text:p>
      <text:p text:style-name="P103">and then pass it into your function by reference. This moves all memory management out of your</text:p>
      <text:p text:style-name="P103">function and back to the function that is prepared to delete it.</text:p>
      <text:p text:style-name="P104"/>
      <text:p text:style-name="P48">Questions</text:p>
      <text:p text:style-name="P48"/>
      <text:p text:style-name="P82">Q. Why have pointers if references are easier?</text:p>
      <text:p text:style-name="P82"/>
      <text:p text:style-name="P82">A. References cannot be NULL and cannot be reassigned. Pointers offer greater flexibility,</text:p>
      <text:p text:style-name="P82">but are slightly more difficult to use.</text:p>
      <text:p text:style-name="P82"/>
      <text:p text:style-name="P82">Q. Why would you ever return by value from a function?</text:p>
      <text:p text:style-name="P82"/>
      <text:p text:style-name="P82">A. If the object being returned is local, you must return by value or you will be returning a</text:p>
      <text:p text:style-name="P82">reference to a non-existent object.</text:p>
      <text:p text:style-name="P82"/>
      <text:p text:style-name="P82">Q. Given the danger in returning by reference, why not always return by value?</text:p>
      <text:p text:style-name="P82"/>
      <text:p text:style-name="P82">A. There is much greater efficiency in returning by reference. Memory is saved, and the</text:p>
      <text:p text:style-name="P82">program runs faster.</text:p>
      <text:p text:style-name="P82"/>
      <text:p text:style-name="P82"/>
      <text:p text:style-name="P82">Modify the ObjectRef and RefPasser programs to display the addresses of the variables</text:p>
      <text:p text:style-name="P82">before the function calls and afterward. This will give insight into the mechanism involved.</text:p>
      <text:p text:style-name="P82"/>
      <text:p text:style-name="P82"/>
      <text:p text:style-name="P82"><text:soft-page-break/></text:p>
      <text:p text:style-name="P62">Hour 14 Calling Advanced Functions</text:p>
      <text:p text:style-name="P87"/>
      <text:p text:style-name="P87"/>
      <text:p text:style-name="P87">Overloaded Member Functions - ou learned how to implement function overloading by writing</text:p>
      <text:p text:style-name="P87">multiple functions with the same name but different parameters. Member functions also can be</text:p>
      <text:p text:style-name="P87">overloaded.</text:p>
      <text:p text:style-name="P87"/>
      <text:p text:style-name="P89">Using default values </text:p>
      <text:p text:style-name="P87">#include &lt;iostream&gt;</text:p>
      <text:p text:style-name="P87">class Rectangle</text:p>
      <text:p text:style-name="P87">{</text:p>
      <text:p text:style-name="P87">public:</text:p>
      <text:p text:style-name="P87"><text:tab/>Rectangle(int width, int height);</text:p>
      <text:p text:style-name="P87"><text:tab/>~Rectangle(){}</text:p>
      <text:p text:style-name="P87"><text:tab/>void drawShape(int aWidth, int aHeight,</text:p>
      <text:p text:style-name="P87"><text:tab/><text:tab/><text:span text:style-name="T11">bool useCurrentValue = false</text:span>) const;</text:p>
      <text:p text:style-name="P88">}</text:p>
      <text:p text:style-name="P88"/>
      <text:p text:style-name="P63">Initializing objects </text:p>
      <text:p text:style-name="P88"/>
      <text:p text:style-name="P88">Constructors are created in two stages: the initialization stage and the body of the constructor.</text:p>
      <text:p text:style-name="P88">A member variable can be set during the initialization or by assigning it a value in the body of</text:p>
      <text:p text:style-name="P88">the constructor. The following example shows how to initialize member variables:</text:p>
      <text:p text:style-name="P88">Tricycle::Tricycle():</text:p>
      <text:p text:style-name="P88">speed(5),</text:p>
      <text:p text:style-name="P88">wheelSize(12)</text:p>
      <text:p text:style-name="P88">{</text:p>
      <text:p text:style-name="P88">// body of constructor</text:p>
      <text:p text:style-name="P88">}</text:p>
      <text:p text:style-name="P88"/>
      <text:p text:style-name="P88"><text:span text:style-name="T45">I</text:span>t is more efficient to initialize member variables than assign to them values.</text:p>
      <text:p text:style-name="P88"/>
      <text:p text:style-name="P64">The Copy Constructor</text:p>
      <text:p text:style-name="P88">In addition to providing a default constructor and destructor, the compiler provides a default copy constructor. The copy constructor is called every time a copy of an object is made.</text:p>
      <text:p text:style-name="P88"/>
      <text:p text:style-name="P88">When you pass an object by value, either into a function or as a function’s return value, a temporary copy of that object is made. If the object is a user-defined object, the class’s copy constructor is called.</text:p>
      <text:p text:style-name="P88">All copy constructors take one parameter: a reference to an object of the same class. It is a good idea to make it a constant reference, because the constructor will not have to alter the object passed in. For example:</text:p>
      <text:p text:style-name="P88"/>
      <text:p text:style-name="P88">Tricycle(const Tricycle &amp;trike); //In this statement the Tricycle constructor takes a constant reference to an existing Tricycle object. The goal of the copy constructor is to make a copy of trike.</text:p>
      <text:p text:style-name="P88"/>
      <text:p text:style-name="P88"/>
      <text:p text:style-name="P88"/>
      <text:p text:style-name="P105"><text:soft-page-break/>Shallow copy vs deep copy <text:span text:style-name="T47">pg 204</text:span></text:p>
      <text:p text:style-name="P90"/>
      <text:p text:style-name="P90">The default copy constructor simply copies each member variable from the object passed as a parameter to the member variables of the new object. This is called a shallow (or member-wise) copy. Though this is fine for most member variables, it does not work for member variables that are pointers to objects on the heap.</text:p>
      <text:p text:style-name="P90"/>
      <text:p text:style-name="P49">A shallow copy copies the exact values of one object’s member variables into another object.</text:p>
      <text:p text:style-name="P90"><text:span text:style-name="T23">Pointers in both objects end up pointing to the same memory.</text:span> <text:span text:style-name="T46">A deep copy, on the other hand,</text:span></text:p>
      <text:p text:style-name="P90"><text:span text:style-name="T46">copies the values allocated on the heap to newly allocated memory</text:span>. <text:span text:style-name="T48">Pg 206, ex 14.3</text:span></text:p>
      <text:p text:style-name="P90"/>
      <text:p text:style-name="P91">Compile-Time Constant Expressions – important about const keyword pg 208</text:p>
      <text:p text:style-name="P90"/>
      <text:p text:style-name="P90">Constant expressions were added to recent versions of C++ with the constexpr keyword:</text:p>
      <text:p text:style-name="P90">constexpr int getCentury()</text:p>
      <text:p text:style-name="P90">{</text:p>
      <text:p text:style-name="P90"><text:tab/>return 100;</text:p>
      <text:p text:style-name="P90">}</text:p>
      <text:p text:style-name="P90"/>
      <text:p text:style-name="P90">The constant expression must have a non- void return type and return an expression as its</text:p>
      <text:p text:style-name="P90">contents. The expression returned only can contain literal values, calls to other constant</text:p>
      <text:p text:style-name="P90">expressions or variables that also have been defined with constexpr .</text:p>
      <text:p text:style-name="P90"/>
      <text:p text:style-name="P90"/>
      <text:p text:style-name="P90"/>
      <text:p text:style-name="P75">Hour 15 Using operator overloading <text:span text:style-name="T49">Pg213</text:span></text:p>
      <text:p text:style-name="P92"/>
      <text:p text:style-name="P92">Operator overloading defines what happens when a specific operator is used with an object of</text:p>
      <text:p text:style-name="P92">a class. Almost all operators in C++ can be overloaded. Expressions written using operators are easier to read and understand.</text:p>
      <text:p text:style-name="P92"/>
      <text:p text:style-name="P93"><text:span text:style-name="T50">Prefix </text:span>Operator overloading example pg 216 explanation for example 15.2. Very good explanation of operator overloading.</text:p>
      <text:p text:style-name="P93"><text:s/></text:p>
      <text:p text:style-name="P94">const Counter&amp; Counter::operator++()</text:p>
      <text:p text:style-name="P94">{</text:p>
      <text:p text:style-name="P94"><text:tab/>++value;</text:p>
      <text:p text:style-name="P94"><text:tab/>return *this;</text:p>
      <text:p text:style-name="P94">}</text:p>
      <text:p text:style-name="P94"/>
      <text:p text:style-name="P95">Postfix operator overloading 217 good example. </text:p>
      <text:p text:style-name="P93"/>
      <text:p text:style-name="P93">const Counter Counter::operator++(int) // postfix</text:p>
      <text:p text:style-name="P93">{</text:p>
      <text:p text:style-name="P93"><text:tab/>Counter temp(*this);</text:p>
      <text:p text:style-name="P93"><text:tab/>++value;</text:p>
      <text:p text:style-name="P93"><text:tab/>return temp;</text:p>
      <text:p text:style-name="P93">}</text:p>
      <text:p text:style-name="P96"><text:soft-page-break/>Overloading the addition operator pg 219</text:p>
      <text:p text:style-name="P96"/>
      <text:p text:style-name="P65">Overloading the equality operator, “operator=” <text:span text:style-name="T51">pg 221</text:span></text:p>
      <text:p text:style-name="P97"/>
      <text:p text:style-name="P97">The C++ compiler provides each class with a default constructor, destructor, and copy constructor. A fourth member function supplied by the compiler, when one has not been specified in the class, defines the assignment operator.</text:p>
      <text:p text:style-name="P97"/>
      <text:p text:style-name="P97">The assignment operator’s overloaded function takes the form operator=() and is called when</text:p>
      <text:p text:style-name="P97">you assign a value to an object, as in this code:</text:p>
      <text:p text:style-name="P97"/>
      <text:p text:style-name="P97">Tricycle wichita;</text:p>
      <text:p text:style-name="P97">wichita.setSpeed(4);</text:p>
      <text:p text:style-name="P97">Tricycle dallas;</text:p>
      <text:p text:style-name="P97">dallas.setSpeed(13);</text:p>
      <text:p text:style-name="P97">dallas = wichita;</text:p>
      <text:p text:style-name="P97"/>
      <text:p text:style-name="P97">The Tricycle object named wichita is created and its member variable speed given the</text:p>
      <text:p text:style-name="P97">value 4, followed by the Tricycle dallas with the value 13. The final statement uses the</text:p>
      <text:p text:style-name="P98">assignment operator = .</text:p>
      <text:p text:style-name="P98"/>
      <text:p text:style-name="P98">Because of this assignment, dallas ’s speed variable is assigned the value of that variable from wichita . After this statement executes, dallas.speed will have the value 4 rather than 13. </text:p>
      <text:p text:style-name="P97"/>
      <text:p text:style-name="P97">In this case, the copy constructor is not called because dallas already exists, so there’s no need to construct it. The compiler calls the assignment operator instead.</text:p>
      <text:p text:style-name="P96"/>
      <text:p text:style-name="P93">“Calling Advanced Functions,” described the difference between a shallow (member-wise) copy and a deep copy. A shallow copy just copies the members, making both objects point to the same area on the heap. A deep copy allocates the necessary memory.</text:p>
      <text:p text:style-name="P93"/>
      <text:p text:style-name="P93">The same issue crops up here, with an added wrinkle. Because the object dallas already exists and has memory allocated, that memory must be deleted to prevent a memory leak.</text:p>
      <text:p text:style-name="P93"/>
      <text:p text:style-name="P93">For this reason, the first thing you must do when overloading the assignment operator is delete the memory assigned to its pointers with statements such as this:</text:p>
      <text:p text:style-name="P93"/>
      <text:p text:style-name="P93">delete speed;</text:p>
      <text:p text:style-name="P93"/>
      <text:p text:style-name="P93">This works, but what happens if you assign dallas to itself:</text:p>
      <text:p text:style-name="P93">dallas = dallas;</text:p>
      <text:p text:style-name="P93"/>
      <text:p text:style-name="P93">No programmer is likely to do this on purpose, but the class must be able to handle this situation because it can happen by accident. References and dereferenced pointers might hide the fact that an object is being assigned to itself.</text:p>
      <text:p text:style-name="P93"/>
      <text:p text:style-name="P93"><text:soft-page-break/>If you don’t guard against this problem, the self-assignment causes dallas to delete its own memory allocation. After it does, when it’s ready to copy the memory from the right side of the assignment, that memory is gone.</text:p>
      <text:p text:style-name="P93"/>
      <text:p text:style-name="P93">This can be prevented if the assignment operator checks to see whether the right side of the assignment operator is the object itself using the this pointer.</text:p>
      <text:p text:style-name="P93"/>
      <text:p text:style-name="P93">Tricycle Tricycle::operator=(const Tricycle&amp; rhs)</text:p>
      <text:p text:style-name="P93"/>
      <text:p text:style-name="P93">{</text:p>
      <text:p text:style-name="P93"><text:tab/>if (this == &amp;rhs)</text:p>
      <text:p text:style-name="P93"><text:tab/><text:tab/>return *this;</text:p>
      <text:p text:style-name="P93"/>
      <text:p text:style-name="P93"><text:tab/>delete speed;</text:p>
      <text:p text:style-name="P93"><text:tab/>speed = new int;</text:p>
      <text:p text:style-name="P93"><text:tab/>*speed = rhs.getSpeed();</text:p>
      <text:p text:style-name="P93"><text:tab/>return *this;</text:p>
      <text:p text:style-name="P93">}</text:p>
      <text:p text:style-name="P93"/>
      <text:p text:style-name="P93"><text:span text:style-name="T52">T</text:span>he current object (the Tricycle being assigned to) is tested to see if it is the same as the Tricycle being assigned. This is done by checking whether the address of rhs is the same as the address stored in the this pointer.</text:p>
      <text:p text:style-name="P93"/>
      <text:p text:style-name="P93"><text:span text:style-name="T54">Above, </text:span><text:span text:style-name="T53">the member variable speed is deleted and recreated on the heap. Although this is not strictly necessary, it is good programming practice that avoids memory leaks when working with variable-length objects that do not overload their assignment operators</text:span>.</text:p>
      <text:p text:style-name="P93"/>
      <text:p text:style-name="P67">Conversion Operators <text:span text:style-name="T55">225</text:span></text:p>
      <text:p text:style-name="P93"/>
      <text:p text:style-name="P93"><text:span text:style-name="T56">Int to Counter object - </text:span>The important change is on line 8, where the constructor is overloaded to take an int , and on lines 19–21, where the constructor is implemented. The effect of this constructor is to create a Counter out of an int .</text:p>
      <text:p text:style-name="P93">Given this constructor, the compiler knows to call it when an integer is assigned to a Counter object in line 26.</text:p>
      <text:p text:style-name="P93"/>
      <text:p text:style-name="P93"/>
      <text:p text:style-name="P99">Counter to int object – 227 - On line 11, the conversion operator is declared. Note that it has no return value. The implementation of this function is on lines 24–27. Line 26 returns the value of the object’s value member variable. The integer returned by the function matches the type in the function declaration. Note that conversion operators do not specify a return value, despite the fact that they are</text:p>
      <text:p text:style-name="P99">returning a converted value.</text:p>
      <text:p text:style-name="P93"/>
      <text:p text:style-name="P50">Q&amp;A</text:p>
      <text:p text:style-name="P93">Q. Why would you overload an operator when you can just create a member function?</text:p>
      <text:p text:style-name="P93">A. It is easier to use overloaded operators when their behavior is well understood. Less code</text:p>
      <text:p text:style-name="P93">is required to accomplish the same task, and your classes can mimic the functionality of</text:p>
      <text:p text:style-name="P93">the built-in types.</text:p>
      <text:p text:style-name="P93"/>
      <text:p text:style-name="P93"><text:soft-page-break/>Q. What is the difference between the copy constructor and the assignment operator?</text:p>
      <text:p text:style-name="P93">A. The copy constructor creates a new object with the same values as an existing object. The</text:p>
      <text:p text:style-name="P93">assignment operator changes an existing object so that it has the same values as another</text:p>
      <text:p text:style-name="P93">object.</text:p>
      <text:p text:style-name="P93"/>
      <text:p text:style-name="P93">Q. What happens to the int used in the postfix operators?</text:p>
      <text:p text:style-name="P93">A. Nothing. That int is never used, except as a flag to overload the postfix and prefix operators.</text:p>
      <text:p text:style-name="P93"/>
      <text:p text:style-name="P93"/>
      <text:p text:style-name="P66">HOUR 16 Extending Classes with Inheritance</text:p>
      <text:p text:style-name="P93"/>
      <text:p text:style-name="P100">Inheritance - A class that adds new functionality to an existing class is said to derive from that original class. The original class is said to be the new class’s base class.</text:p>
      <text:p text:style-name="P100"/>
      <text:p text:style-name="P100">If the Dog class derives from the Mammal class, Mammal is a base class of Dog . Derived classes are</text:p>
      <text:p text:style-name="P100">supersets of their base classes. Just as in the real world dogs add certain features to the idea of a</text:p>
      <text:p text:style-name="P100">mammal, the Dog class will add certain member functions or data to the Mammal class.</text:p>
      <text:p text:style-name="P100"/>
      <text:p text:style-name="P100">To create a class that inherits from another class in C++, in the class declaration, put a colon after the class name and specify the access level of the class ( public , protected , or private ) and the class from which it derives.</text:p>
      <text:p text:style-name="P100"/>
      <text:p text:style-name="P100">class Dog : public Mammal</text:p>
      <text:p text:style-name="P100"/>
      <text:p text:style-name="P76">Private vs protected pg 234</text:p>
      <text:p text:style-name="P101"/>
      <text:p text:style-name="P101">Previously, class data had been declared private . However, private members are not available 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7T23:23:04.383847034</meta:creation-date>
    <dc:date>2020-08-05T16:49:59.458106202</dc:date>
    <meta:editing-duration>P7DT7H56M26S</meta:editing-duration>
    <meta:editing-cycles>204</meta:editing-cycles>
    <meta:generator>LibreOffice/6.0.7.3$Linux_X86_64 LibreOffice_project/00m0$Build-3</meta:generator>
    <meta:document-statistic meta:table-count="2" meta:image-count="0" meta:object-count="0" meta:page-count="23" meta:paragraph-count="749" meta:word-count="7648" meta:character-count="43709" meta:non-whitespace-character-count="35898"/>
  </office:meta>
</office:document-meta>
</file>